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0.187548170565979" calcext:value-type="float">
            <text:p>-0.187548170565979</text:p>
          </table:table-cell>
          <table:table-cell office:value-type="float" office:value="-0.703965230948672" calcext:value-type="float">
            <text:p>-0.703965230948672</text:p>
          </table:table-cell>
          <table:table-cell office:value-type="float" office:value="-0.362212635825049" calcext:value-type="float">
            <text:p>-0.362212635825049</text:p>
          </table:table-cell>
          <table:table-cell office:value-type="float" office:value="-0.703965230948672" calcext:value-type="float">
            <text:p>-0.703965230948672</text:p>
          </table:table-cell>
          <table:table-cell office:value-type="float" office:value="-2.19970454101357" calcext:value-type="float">
            <text:p>-2.19970454101357</text:p>
          </table:table-cell>
          <table:table-cell office:value-type="float" office:value="-0.385042978898598" calcext:value-type="float">
            <text:p>-0.385042978898598</text:p>
          </table:table-cell>
          <table:table-cell office:value-type="float" office:value="0" calcext:value-type="float">
            <text:p>0</text:p>
          </table:table-cell>
          <table:table-cell office:value-type="float" office:value="-0.0571377873586909" calcext:value-type="float">
            <text:p>-0.057137787358691</text:p>
          </table:table-cell>
          <table:table-cell office:value-type="float" office:value="-1.39494064897537" calcext:value-type="float">
            <text:p>-1.39494064897537</text:p>
          </table:table-cell>
          <table:table-cell office:value-type="float" office:value="-0.0571377873586909" calcext:value-type="float">
            <text:p>-0.057137787358691</text:p>
          </table:table-cell>
          <table:table-cell office:value-type="float" office:value="-0.60516550118933" calcext:value-type="float">
            <text:p>-0.60516550118933</text:p>
          </table:table-cell>
          <table:table-cell office:value-type="float" office:value="0.701949712927663" calcext:value-type="float">
            <text:p>0.70194971292766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3.05292523291229" calcext:value-type="float">
            <text:p>-3.05292523291229</text:p>
          </table:table-cell>
          <table:table-cell office:value-type="float" office:value="-1.96424178459621" calcext:value-type="float">
            <text:p>-1.96424178459621</text:p>
          </table:table-cell>
          <table:table-cell office:value-type="float" office:value="-0.0913742650428151" calcext:value-type="float">
            <text:p>-0.091374265042815</text:p>
          </table:table-cell>
          <table:table-cell office:value-type="float" office:value="-1.25699040737085" calcext:value-type="float">
            <text:p>-1.25699040737085</text:p>
          </table:table-cell>
          <table:table-cell office:value-type="float" office:value="-4.41019888733623" calcext:value-type="float">
            <text:p>-4.41019888733623</text:p>
          </table:table-cell>
          <table:table-cell office:value-type="float" office:value="-0.496298829787145" calcext:value-type="float">
            <text:p>-0.496298829787145</text:p>
          </table:table-cell>
          <table:table-cell office:value-type="float" office:value="-8.28897663089316" calcext:value-type="float">
            <text:p>-8.28897663089316</text:p>
          </table:table-cell>
          <table:table-cell office:value-type="float" office:value="-0.025564215208318" calcext:value-type="float">
            <text:p>-0.025564215208318</text:p>
          </table:table-cell>
          <table:table-cell office:value-type="float" office:value="-0.318781035465931" calcext:value-type="float">
            <text:p>-0.318781035465931</text:p>
          </table:table-cell>
          <table:table-cell office:value-type="float" office:value="-0.385042978898598" calcext:value-type="float">
            <text:p>-0.385042978898598</text:p>
          </table:table-cell>
          <table:table-cell office:value-type="float" office:value="-2.02903942675115" calcext:value-type="float">
            <text:p>-2.02903942675115</text:p>
          </table:table-cell>
          <table:table-cell office:value-type="float" office:value="2.62997244955168" calcext:value-type="float">
            <text:p>2.6299724495516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2.84616097158127" calcext:value-type="float">
            <text:p>-2.84616097158127</text:p>
          </table:table-cell>
          <table:table-cell office:value-type="float" office:value="-7.013519238763" calcext:value-type="float">
            <text:p>-7.013519238763</text:p>
          </table:table-cell>
          <table:table-cell office:value-type="float" office:value="-2.96864801312545" calcext:value-type="float">
            <text:p>-2.96864801312545</text:p>
          </table:table-cell>
          <table:table-cell office:value-type="float" office:value="-1.08708514698037" calcext:value-type="float">
            <text:p>-1.08708514698037</text:p>
          </table:table-cell>
          <table:table-cell office:value-type="float" office:value="-4.53539281553175" calcext:value-type="float">
            <text:p>-4.53539281553175</text:p>
          </table:table-cell>
          <table:table-cell office:value-type="float" office:value="-2.66516659285058" calcext:value-type="float">
            <text:p>-2.66516659285058</text:p>
          </table:table-cell>
          <table:table-cell office:value-type="float" office:value="-1.69921913602008" calcext:value-type="float">
            <text:p>-1.69921913602008</text:p>
          </table:table-cell>
          <table:table-cell office:value-type="float" office:value="-2.25312842271491" calcext:value-type="float">
            <text:p>-2.25312842271491</text:p>
          </table:table-cell>
          <table:table-cell office:value-type="float" office:value="-6.96991986497558" calcext:value-type="float">
            <text:p>-6.96991986497558</text:p>
          </table:table-cell>
          <table:table-cell office:value-type="float" office:value="-2.77414718918135" calcext:value-type="float">
            <text:p>-2.77414718918135</text:p>
          </table:table-cell>
          <table:table-cell office:value-type="float" office:value="-3.48123873917243" calcext:value-type="float">
            <text:p>-3.48123873917243</text:p>
          </table:table-cell>
          <table:table-cell office:value-type="float" office:value="2.05499358776593" calcext:value-type="float">
            <text:p>2.05499358776593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1.30203808278966" calcext:value-type="float">
            <text:p>-1.30203808278966</text:p>
          </table:table-cell>
          <table:table-cell office:value-type="float" office:value="-0.807993276522678" calcext:value-type="float">
            <text:p>-0.807993276522678</text:p>
          </table:table-cell>
          <table:table-cell office:value-type="float" office:value="-7.8179461602707" calcext:value-type="float">
            <text:p>-7.8179461602707</text:p>
          </table:table-cell>
          <table:table-cell office:value-type="float" office:value="-7.32829676713987" calcext:value-type="float">
            <text:p>-7.32829676713987</text:p>
          </table:table-cell>
          <table:table-cell office:value-type="float" office:value="-2.28107774567098" calcext:value-type="float">
            <text:p>-2.28107774567098</text:p>
          </table:table-cell>
          <table:table-cell office:value-type="float" office:value="-8.01518278378615" calcext:value-type="float">
            <text:p>-8.01518278378615</text:p>
          </table:table-cell>
          <table:table-cell office:value-type="float" office:value="-4.01077361433349" calcext:value-type="float">
            <text:p>-4.01077361433349</text:p>
          </table:table-cell>
          <table:table-cell office:value-type="float" office:value="-1.22730107195453" calcext:value-type="float">
            <text:p>-1.22730107195453</text:p>
          </table:table-cell>
          <table:table-cell office:value-type="float" office:value="-8.01985679514758" calcext:value-type="float">
            <text:p>-8.01985679514758</text:p>
          </table:table-cell>
          <table:table-cell office:value-type="float" office:value="-2.36392284664125" calcext:value-type="float">
            <text:p>-2.36392284664125</text:p>
          </table:table-cell>
          <table:table-cell office:value-type="float" office:value="-4.31743891442569" calcext:value-type="float">
            <text:p>-4.31743891442569</text:p>
          </table:table-cell>
          <table:table-cell office:value-type="float" office:value="3.12187376183725" calcext:value-type="float">
            <text:p>3.12187376183725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9.4194709859523" calcext:value-type="float">
            <text:p>-9.4194709859523</text:p>
          </table:table-cell>
          <table:table-cell office:value-type="float" office:value="-0.951955329638743" calcext:value-type="float">
            <text:p>-0.951955329638743</text:p>
          </table:table-cell>
          <table:table-cell office:value-type="float" office:value="-4.87711289687445" calcext:value-type="float">
            <text:p>-4.87711289687445</text:p>
          </table:table-cell>
          <table:table-cell office:value-type="float" office:value="-11.4084239201346" calcext:value-type="float">
            <text:p>-11.4084239201346</text:p>
          </table:table-cell>
          <table:table-cell office:value-type="float" office:value="-1.95590806926015" calcext:value-type="float">
            <text:p>-1.95590806926015</text:p>
          </table:table-cell>
          <table:table-cell office:value-type="float" office:value="-6.48829945625621" calcext:value-type="float">
            <text:p>-6.48829945625621</text:p>
          </table:table-cell>
          <table:table-cell office:value-type="float" office:value="-10.3033285456" calcext:value-type="float">
            <text:p>-10.3033285456</text:p>
          </table:table-cell>
          <table:table-cell office:value-type="float" office:value="-5.7525088419687" calcext:value-type="float">
            <text:p>-5.7525088419687</text:p>
          </table:table-cell>
          <table:table-cell office:value-type="float" office:value="-2.28112388726066" calcext:value-type="float">
            <text:p>-2.28112388726066</text:p>
          </table:table-cell>
          <table:table-cell office:value-type="float" office:value="-10.5582720766955" calcext:value-type="float">
            <text:p>-10.5582720766955</text:p>
          </table:table-cell>
          <table:table-cell office:value-type="float" office:value="-6.39964040096413" calcext:value-type="float">
            <text:p>-6.39964040096413</text:p>
          </table:table-cell>
          <table:table-cell office:value-type="float" office:value="3.88546043715362" calcext:value-type="float">
            <text:p>3.88546043715362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17.5483398343212" calcext:value-type="float">
            <text:p>-17.5483398343212</text:p>
          </table:table-cell>
          <table:table-cell office:value-type="float" office:value="-8.83819033124676" calcext:value-type="float">
            <text:p>-8.83819033124676</text:p>
          </table:table-cell>
          <table:table-cell office:value-type="float" office:value="-13.5700940284778" calcext:value-type="float">
            <text:p>-13.5700940284778</text:p>
          </table:table-cell>
          <table:table-cell office:value-type="float" office:value="-16.2534572528446" calcext:value-type="float">
            <text:p>-16.2534572528446</text:p>
          </table:table-cell>
          <table:table-cell office:value-type="float" office:value="-8.69310048511024" calcext:value-type="float">
            <text:p>-8.69310048511024</text:p>
          </table:table-cell>
          <table:table-cell office:value-type="float" office:value="-1.20976250985851" calcext:value-type="float">
            <text:p>-1.20976250985851</text:p>
          </table:table-cell>
          <table:table-cell office:value-type="float" office:value="-12.0187345944968" calcext:value-type="float">
            <text:p>-12.0187345944968</text:p>
          </table:table-cell>
          <table:table-cell office:value-type="float" office:value="-8.71041029262616" calcext:value-type="float">
            <text:p>-8.71041029262616</text:p>
          </table:table-cell>
          <table:table-cell office:value-type="float" office:value="-2.60801780116011" calcext:value-type="float">
            <text:p>-2.60801780116011</text:p>
          </table:table-cell>
          <table:table-cell office:value-type="float" office:value="-5.16959784326368" calcext:value-type="float">
            <text:p>-5.16959784326368</text:p>
          </table:table-cell>
          <table:table-cell office:value-type="float" office:value="-9.46197049734058" calcext:value-type="float">
            <text:p>-9.46197049734058</text:p>
          </table:table-cell>
          <table:table-cell office:value-type="float" office:value="5.47694720080931" calcext:value-type="float">
            <text:p>5.47694720080931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2.45209908268838" calcext:value-type="float">
            <text:p>-2.45209908268838</text:p>
          </table:table-cell>
          <table:table-cell office:value-type="float" office:value="-8.57636862897269" calcext:value-type="float">
            <text:p>-8.57636862897269</text:p>
          </table:table-cell>
          <table:table-cell office:value-type="float" office:value="-12.8163067315662" calcext:value-type="float">
            <text:p>-12.8163067315662</text:p>
          </table:table-cell>
          <table:table-cell office:value-type="float" office:value="-3.92009647328999" calcext:value-type="float">
            <text:p>-3.92009647328999</text:p>
          </table:table-cell>
          <table:table-cell office:value-type="float" office:value="-14.430567251308" calcext:value-type="float">
            <text:p>-14.430567251308</text:p>
          </table:table-cell>
          <table:table-cell office:value-type="float" office:value="-3.68369822473816" calcext:value-type="float">
            <text:p>-3.68369822473816</text:p>
          </table:table-cell>
          <table:table-cell office:value-type="float" office:value="-12.1938879639732" calcext:value-type="float">
            <text:p>-12.1938879639732</text:p>
          </table:table-cell>
          <table:table-cell office:value-type="float" office:value="-17.566344600338" calcext:value-type="float">
            <text:p>-17.566344600338</text:p>
          </table:table-cell>
          <table:table-cell office:value-type="float" office:value="-4.54650931070746" calcext:value-type="float">
            <text:p>-4.54650931070746</text:p>
          </table:table-cell>
          <table:table-cell office:value-type="float" office:value="-17.9666832024731" calcext:value-type="float">
            <text:p>-17.9666832024731</text:p>
          </table:table-cell>
          <table:table-cell office:value-type="float" office:value="-9.8152561470055" calcext:value-type="float">
            <text:p>-9.8152561470055</text:p>
          </table:table-cell>
          <table:table-cell office:value-type="float" office:value="5.94745466908264" calcext:value-type="float">
            <text:p>5.94745466908264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9.23477848990557" calcext:value-type="float">
            <text:p>-9.23477848990557</text:p>
          </table:table-cell>
          <table:table-cell office:value-type="float" office:value="-8.75108195523266" calcext:value-type="float">
            <text:p>-8.75108195523266</text:p>
          </table:table-cell>
          <table:table-cell office:value-type="float" office:value="-10.4851000581415" calcext:value-type="float">
            <text:p>-10.4851000581415</text:p>
          </table:table-cell>
          <table:table-cell office:value-type="float" office:value="-7.89911088269784" calcext:value-type="float">
            <text:p>-7.89911088269784</text:p>
          </table:table-cell>
          <table:table-cell office:value-type="float" office:value="-3.3537917031338" calcext:value-type="float">
            <text:p>-3.3537917031338</text:p>
          </table:table-cell>
          <table:table-cell office:value-type="float" office:value="-10.001262428251" calcext:value-type="float">
            <text:p>-10.001262428251</text:p>
          </table:table-cell>
          <table:table-cell office:value-type="float" office:value="-15.7683081158947" calcext:value-type="float">
            <text:p>-15.7683081158947</text:p>
          </table:table-cell>
          <table:table-cell office:value-type="float" office:value="-11.1911840525204" calcext:value-type="float">
            <text:p>-11.1911840525204</text:p>
          </table:table-cell>
          <table:table-cell office:value-type="float" office:value="-8.46329217511177" calcext:value-type="float">
            <text:p>-8.46329217511177</text:p>
          </table:table-cell>
          <table:table-cell office:value-type="float" office:value="-6.30951878736463" calcext:value-type="float">
            <text:p>-6.30951878736463</text:p>
          </table:table-cell>
          <table:table-cell office:value-type="float" office:value="-9.1457428648254" calcext:value-type="float">
            <text:p>-9.1457428648254</text:p>
          </table:table-cell>
          <table:table-cell office:value-type="float" office:value="3.23766671243897" calcext:value-type="float">
            <text:p>3.23766671243897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16.4543778823815" calcext:value-type="float">
            <text:p>-16.4543778823815</text:p>
          </table:table-cell>
          <table:table-cell office:value-type="float" office:value="-3.98660680425381" calcext:value-type="float">
            <text:p>-3.98660680425381</text:p>
          </table:table-cell>
          <table:table-cell office:value-type="float" office:value="-11.2729720706088" calcext:value-type="float">
            <text:p>-11.2729720706088</text:p>
          </table:table-cell>
          <table:table-cell office:value-type="float" office:value="-21.1014709945652" calcext:value-type="float">
            <text:p>-21.1014709945652</text:p>
          </table:table-cell>
          <table:table-cell office:value-type="float" office:value="-13.2002703467109" calcext:value-type="float">
            <text:p>-13.2002703467109</text:p>
          </table:table-cell>
          <table:table-cell office:value-type="float" office:value="-6.01473152861676" calcext:value-type="float">
            <text:p>-6.01473152861676</text:p>
          </table:table-cell>
          <table:table-cell office:value-type="float" office:value="-22.6389367080916" calcext:value-type="float">
            <text:p>-22.6389367080916</text:p>
          </table:table-cell>
          <table:table-cell office:value-type="float" office:value="-10.5685424235225" calcext:value-type="float">
            <text:p>-10.5685424235225</text:p>
          </table:table-cell>
          <table:table-cell office:value-type="float" office:value="-18.8757109210096" calcext:value-type="float">
            <text:p>-18.8757109210096</text:p>
          </table:table-cell>
          <table:table-cell office:value-type="float" office:value="-14.3682988752734" calcext:value-type="float">
            <text:p>-14.3682988752734</text:p>
          </table:table-cell>
          <table:table-cell office:value-type="float" office:value="-13.8481918555034" calcext:value-type="float">
            <text:p>-13.8481918555034</text:p>
          </table:table-cell>
          <table:table-cell office:value-type="float" office:value="6.13412620092516" calcext:value-type="float">
            <text:p>6.13412620092516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18.0922296232449" calcext:value-type="float">
            <text:p>-18.0922296232449</text:p>
          </table:table-cell>
          <table:table-cell office:value-type="float" office:value="-11.5673554281062" calcext:value-type="float">
            <text:p>-11.5673554281062</text:p>
          </table:table-cell>
          <table:table-cell office:value-type="float" office:value="-21.0954813553783" calcext:value-type="float">
            <text:p>-21.0954813553783</text:p>
          </table:table-cell>
          <table:table-cell office:value-type="float" office:value="-11.971164129109" calcext:value-type="float">
            <text:p>-11.971164129109</text:p>
          </table:table-cell>
          <table:table-cell office:value-type="float" office:value="-13.4260159037996" calcext:value-type="float">
            <text:p>-13.4260159037996</text:p>
          </table:table-cell>
          <table:table-cell office:value-type="float" office:value="-6.93656025462555" calcext:value-type="float">
            <text:p>-6.93656025462555</text:p>
          </table:table-cell>
          <table:table-cell office:value-type="float" office:value="-10.7896476418383" calcext:value-type="float">
            <text:p>-10.7896476418383</text:p>
          </table:table-cell>
          <table:table-cell office:value-type="float" office:value="-19.2298606494603" calcext:value-type="float">
            <text:p>-19.2298606494603</text:p>
          </table:table-cell>
          <table:table-cell office:value-type="float" office:value="-16.3866673437981" calcext:value-type="float">
            <text:p>-16.3866673437981</text:p>
          </table:table-cell>
          <table:table-cell office:value-type="float" office:value="-9.09231263061722" calcext:value-type="float">
            <text:p>-9.09231263061722</text:p>
          </table:table-cell>
          <table:table-cell office:value-type="float" office:value="-13.8587294959978" calcext:value-type="float">
            <text:p>-13.8587294959978</text:p>
          </table:table-cell>
          <table:table-cell office:value-type="float" office:value="4.64982173835321" calcext:value-type="float">
            <text:p>4.64982173835321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8.8169333328392" calcext:value-type="float">
            <text:p>-18.8169333328392</text:p>
          </table:table-cell>
          <table:table-cell office:value-type="float" office:value="-18.2775766476619" calcext:value-type="float">
            <text:p>-18.2775766476619</text:p>
          </table:table-cell>
          <table:table-cell office:value-type="float" office:value="-14.9609507032847" calcext:value-type="float">
            <text:p>-14.9609507032847</text:p>
          </table:table-cell>
          <table:table-cell office:value-type="float" office:value="-9.11896809807011" calcext:value-type="float">
            <text:p>-9.11896809807011</text:p>
          </table:table-cell>
          <table:table-cell office:value-type="float" office:value="-14.721323303039" calcext:value-type="float">
            <text:p>-14.721323303039</text:p>
          </table:table-cell>
          <table:table-cell office:value-type="float" office:value="-8.66077121178115" calcext:value-type="float">
            <text:p>-8.66077121178115</text:p>
          </table:table-cell>
          <table:table-cell office:value-type="float" office:value="-9.35620694289645" calcext:value-type="float">
            <text:p>-9.35620694289645</text:p>
          </table:table-cell>
          <table:table-cell office:value-type="float" office:value="-11.3067779050409" calcext:value-type="float">
            <text:p>-11.3067779050409</text:p>
          </table:table-cell>
          <table:table-cell office:value-type="float" office:value="-6.9208225957412" calcext:value-type="float">
            <text:p>-6.9208225957412</text:p>
          </table:table-cell>
          <table:table-cell office:value-type="float" office:value="-19.885401342745" calcext:value-type="float">
            <text:p>-19.885401342745</text:p>
          </table:table-cell>
          <table:table-cell office:value-type="float" office:value="-13.20257320831" calcext:value-type="float">
            <text:p>-13.20257320831</text:p>
          </table:table-cell>
          <table:table-cell office:value-type="float" office:value="4.7432776380775" calcext:value-type="float">
            <text:p>4.7432776380775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3.3456477022293" calcext:value-type="float">
            <text:p>-13.3456477022293</text:p>
          </table:table-cell>
          <table:table-cell office:value-type="float" office:value="-17.890894018509" calcext:value-type="float">
            <text:p>-17.890894018509</text:p>
          </table:table-cell>
          <table:table-cell office:value-type="float" office:value="-20.7534734592442" calcext:value-type="float">
            <text:p>-20.7534734592442</text:p>
          </table:table-cell>
          <table:table-cell office:value-type="float" office:value="-16.8338854608557" calcext:value-type="float">
            <text:p>-16.8338854608557</text:p>
          </table:table-cell>
          <table:table-cell office:value-type="float" office:value="-14.16150327916" calcext:value-type="float">
            <text:p>-14.16150327916</text:p>
          </table:table-cell>
          <table:table-cell office:value-type="float" office:value="-17.4360009277814" calcext:value-type="float">
            <text:p>-17.4360009277814</text:p>
          </table:table-cell>
          <table:table-cell office:value-type="float" office:value="-13.1086428865883" calcext:value-type="float">
            <text:p>-13.1086428865883</text:p>
          </table:table-cell>
          <table:table-cell office:value-type="float" office:value="-14.8326523838039" calcext:value-type="float">
            <text:p>-14.8326523838039</text:p>
          </table:table-cell>
          <table:table-cell office:value-type="float" office:value="-9.41668649661514" calcext:value-type="float">
            <text:p>-9.41668649661514</text:p>
          </table:table-cell>
          <table:table-cell office:value-type="float" office:value="-10.3846661161501" calcext:value-type="float">
            <text:p>-10.3846661161501</text:p>
          </table:table-cell>
          <table:table-cell office:value-type="float" office:value="-14.8164052730937" calcext:value-type="float">
            <text:p>-14.8164052730937</text:p>
          </table:table-cell>
          <table:table-cell office:value-type="float" office:value="3.49507245205908" calcext:value-type="float">
            <text:p>3.49507245205908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5.3133158311707" calcext:value-type="float">
            <text:p>-15.3133158311707</text:p>
          </table:table-cell>
          <table:table-cell office:value-type="float" office:value="-19.3703558280305" calcext:value-type="float">
            <text:p>-19.3703558280305</text:p>
          </table:table-cell>
          <table:table-cell office:value-type="float" office:value="-16.8117011350125" calcext:value-type="float">
            <text:p>-16.8117011350125</text:p>
          </table:table-cell>
          <table:table-cell office:value-type="float" office:value="-14.8116431008706" calcext:value-type="float">
            <text:p>-14.8116431008706</text:p>
          </table:table-cell>
          <table:table-cell office:value-type="float" office:value="-11.8713083105124" calcext:value-type="float">
            <text:p>-11.8713083105124</text:p>
          </table:table-cell>
          <table:table-cell office:value-type="float" office:value="-17.2696403000927" calcext:value-type="float">
            <text:p>-17.2696403000927</text:p>
          </table:table-cell>
          <table:table-cell office:value-type="float" office:value="-22.6195473157027" calcext:value-type="float">
            <text:p>-22.6195473157027</text:p>
          </table:table-cell>
          <table:table-cell office:value-type="float" office:value="-14.5736624746427" calcext:value-type="float">
            <text:p>-14.5736624746427</text:p>
          </table:table-cell>
          <table:table-cell office:value-type="float" office:value="-10.028360538283" calcext:value-type="float">
            <text:p>-10.028360538283</text:p>
          </table:table-cell>
          <table:table-cell office:value-type="float" office:value="-12.5061733856508" calcext:value-type="float">
            <text:p>-12.5061733856508</text:p>
          </table:table-cell>
          <table:table-cell office:value-type="float" office:value="-15.5175708219969" calcext:value-type="float">
            <text:p>-15.5175708219969</text:p>
          </table:table-cell>
          <table:table-cell office:value-type="float" office:value="3.71113541357574" calcext:value-type="float">
            <text:p>3.71113541357574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14.177682845838" calcext:value-type="float">
            <text:p>-14.177682845838</text:p>
          </table:table-cell>
          <table:table-cell office:value-type="float" office:value="-16.7264997479157" calcext:value-type="float">
            <text:p>-16.7264997479157</text:p>
          </table:table-cell>
          <table:table-cell office:value-type="float" office:value="-17.5439757892319" calcext:value-type="float">
            <text:p>-17.5439757892319</text:p>
          </table:table-cell>
          <table:table-cell office:value-type="float" office:value="-21.6354350164399" calcext:value-type="float">
            <text:p>-21.6354350164399</text:p>
          </table:table-cell>
          <table:table-cell office:value-type="float" office:value="-22.499646762191" calcext:value-type="float">
            <text:p>-22.499646762191</text:p>
          </table:table-cell>
          <table:table-cell office:value-type="float" office:value="-23.4192426575883" calcext:value-type="float">
            <text:p>-23.4192426575883</text:p>
          </table:table-cell>
          <table:table-cell office:value-type="float" office:value="-13.9818464372356" calcext:value-type="float">
            <text:p>-13.9818464372356</text:p>
          </table:table-cell>
          <table:table-cell office:value-type="float" office:value="-23.0668455716423" calcext:value-type="float">
            <text:p>-23.0668455716423</text:p>
          </table:table-cell>
          <table:table-cell office:value-type="float" office:value="-9.78578087609345" calcext:value-type="float">
            <text:p>-9.78578087609345</text:p>
          </table:table-cell>
          <table:table-cell office:value-type="float" office:value="-15.139227615705" calcext:value-type="float">
            <text:p>-15.139227615705</text:p>
          </table:table-cell>
          <table:table-cell office:value-type="float" office:value="-17.7976183319881" calcext:value-type="float">
            <text:p>-17.7976183319881</text:p>
          </table:table-cell>
          <table:table-cell office:value-type="float" office:value="4.67068377435963" calcext:value-type="float">
            <text:p>4.67068377435963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22.8296464069906" calcext:value-type="float">
            <text:p>-22.8296464069906</text:p>
          </table:table-cell>
          <table:table-cell office:value-type="float" office:value="-19.2048614126271" calcext:value-type="float">
            <text:p>-19.2048614126271</text:p>
          </table:table-cell>
          <table:table-cell office:value-type="float" office:value="-20.4170758811323" calcext:value-type="float">
            <text:p>-20.4170758811323</text:p>
          </table:table-cell>
          <table:table-cell office:value-type="float" office:value="-26.7813573405471" calcext:value-type="float">
            <text:p>-26.7813573405471</text:p>
          </table:table-cell>
          <table:table-cell office:value-type="float" office:value="-16.4067118469359" calcext:value-type="float">
            <text:p>-16.4067118469359</text:p>
          </table:table-cell>
          <table:table-cell office:value-type="float" office:value="-26.0162374337623" calcext:value-type="float">
            <text:p>-26.0162374337623</text:p>
          </table:table-cell>
          <table:table-cell office:value-type="float" office:value="-16.3018002638329" calcext:value-type="float">
            <text:p>-16.3018002638329</text:p>
          </table:table-cell>
          <table:table-cell office:value-type="float" office:value="-26.495566911588" calcext:value-type="float">
            <text:p>-26.495566911588</text:p>
          </table:table-cell>
          <table:table-cell office:value-type="float" office:value="-26.4749169224587" calcext:value-type="float">
            <text:p>-26.4749169224587</text:p>
          </table:table-cell>
          <table:table-cell office:value-type="float" office:value="-26.495566911588" calcext:value-type="float">
            <text:p>-26.495566911588</text:p>
          </table:table-cell>
          <table:table-cell office:value-type="float" office:value="-22.7423741331463" calcext:value-type="float">
            <text:p>-22.7423741331463</text:p>
          </table:table-cell>
          <table:table-cell office:value-type="float" office:value="4.32931335367215" calcext:value-type="float">
            <text:p>4.32931335367215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25.2626569064059" calcext:value-type="float">
            <text:p>-25.2626569064059</text:p>
          </table:table-cell>
          <table:table-cell office:value-type="float" office:value="-30.8031593709538" calcext:value-type="float">
            <text:p>-30.8031593709538</text:p>
          </table:table-cell>
          <table:table-cell office:value-type="float" office:value="-25.2626569064059" calcext:value-type="float">
            <text:p>-25.2626569064059</text:p>
          </table:table-cell>
          <table:table-cell table:number-columns-repeated="2" office:value-type="float" office:value="-30.5939662509367" calcext:value-type="float">
            <text:p>-30.5939662509367</text:p>
          </table:table-cell>
          <table:table-cell office:value-type="float" office:value="-30.8031593709538" calcext:value-type="float">
            <text:p>-30.8031593709538</text:p>
          </table:table-cell>
          <table:table-cell office:value-type="float" office:value="-31.8429564858702" calcext:value-type="float">
            <text:p>-31.8429564858702</text:p>
          </table:table-cell>
          <table:table-cell office:value-type="float" office:value="-29.2352899127619" calcext:value-type="float">
            <text:p>-29.2352899127619</text:p>
          </table:table-cell>
          <table:table-cell office:value-type="float" office:value="-30.8031593709538" calcext:value-type="float">
            <text:p>-30.8031593709538</text:p>
          </table:table-cell>
          <table:table-cell office:value-type="float" office:value="-20.1156638041817" calcext:value-type="float">
            <text:p>-20.1156638041817</text:p>
          </table:table-cell>
          <table:table-cell office:value-type="float" office:value="-28.5316634630361" calcext:value-type="float">
            <text:p>-28.5316634630361</text:p>
          </table:table-cell>
          <table:table-cell office:value-type="float" office:value="3.76603056890391" calcext:value-type="float">
            <text:p>3.76603056890391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011283469640177568, -0.08757185827545921, -0.37061421796404925, -0.3032900756645862]</text:p>
          </table:table-cell>
          <table:table-cell office:value-type="string" calcext:value-type="string">
            <text:p>[-0.13523034331863748, -0.40864161648352937, -0.9138554267984711, -1.3581335371940506]</text:p>
          </table:table-cell>
          <table:table-cell office:value-type="string" calcext:value-type="string">
            <text:p>[-0.11571293228909152, -0.21553856877554178, -0.26692010922555465, -0.8506789330100073]</text:p>
          </table:table-cell>
          <table:table-cell office:value-type="string" calcext:value-type="string">
            <text:p>[-0.13523034331863748, -0.40864161648352937, -0.9138554267984711, -1.3581335371940506]</text:p>
          </table:table-cell>
          <table:table-cell office:value-type="string" calcext:value-type="string">
            <text:p>[-6.714530808888108, -0.8544943519908532, -0.6497342074279988, -0.5800587957473402]</text:p>
          </table:table-cell>
          <table:table-cell office:value-type="string" calcext:value-type="string">
            <text:p>[-0.8099898513362236, -0.09793470000254434, -0.2791990905507413, -0.35304827370488123]</text:p>
          </table:table-cell>
          <table:table-cell office:value-type="string" calcext:value-type="string">
            <text:p>[0.0, 0.0, 0.0, 0.0]</text:p>
          </table:table-cell>
          <table:table-cell office:value-type="string" calcext:value-type="string">
            <text:p>[0.05602243145281793, -0.09424799018835639, -0.06464292709422725, -0.1256826636049979]</text:p>
          </table:table-cell>
          <table:table-cell office:value-type="string" calcext:value-type="string">
            <text:p>[-0.025988779119812122, -0.9091408874743578, -2.081702458514756, -2.562930470792568]</text:p>
          </table:table-cell>
          <table:table-cell office:value-type="string" calcext:value-type="string">
            <text:p>[0.05602243145281793, -0.09424799018835639, -0.06464292709422725, -0.1256826636049979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6.6135429486885, -0.8358410449159193, -1.589354575914692, -3.1729623621300496]</text:p>
          </table:table-cell>
          <table:table-cell office:value-type="string" calcext:value-type="string">
            <text:p>[-0.11852032144419322, -1.2887854071947702, -2.695647345663832, -3.754014064082023]</text:p>
          </table:table-cell>
          <table:table-cell office:value-type="string" calcext:value-type="string">
            <text:p>[0.008728310426708852, -0.1448088542204351, -0.12668514564411204, -0.10273137073342209]</text:p>
          </table:table-cell>
          <table:table-cell office:value-type="string" calcext:value-type="string">
            <text:p>[-0.38474623254936, -0.8975840429045423, -1.780309952552006, -1.9653214014774711]</text:p>
          </table:table-cell>
          <table:table-cell office:value-type="string" calcext:value-type="string">
            <text:p>[-5.43262066453114, -3.0583553956889054, -4.12671088166694, -5.023108607457938]</text:p>
          </table:table-cell>
          <table:table-cell office:value-type="string" calcext:value-type="string">
            <text:p>[-0.21513397386394573, -0.48143550958510417, -0.5420711295334613, -0.7465547061660693]</text:p>
          </table:table-cell>
          <table:table-cell office:value-type="string" calcext:value-type="string">
            <text:p>[-14.878573517424876, -2.9067043536693538, -5.972011010055822, -9.398617642422579]</text:p>
          </table:table-cell>
          <table:table-cell office:value-type="string" calcext:value-type="string">
            <text:p>[0.023672515145967132, -0.06608053120824575, -0.04232986468959421, -0.01751898008139907]</text:p>
          </table:table-cell>
          <table:table-cell office:value-type="string" calcext:value-type="string">
            <text:p>[-0.06324716822621035, -0.4030943417453692, -0.45905622432598214, -0.34972640756616435]</text:p>
          </table:table-cell>
          <table:table-cell office:value-type="string" calcext:value-type="string">
            <text:p>[-0.8099898513362236, -0.09793470000254434, -0.2791990905507413, -0.35304827370488123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5.936628009164879, -1.8252904413780913, -1.9016660754342052, -1.7210593603479207]</text:p>
          </table:table-cell>
          <table:table-cell office:value-type="string" calcext:value-type="string">
            <text:p>[-9.055305078966303, -3.064004690047173, -6.41611226601726, -9.518654920021262]</text:p>
          </table:table-cell>
          <table:table-cell office:value-type="string" calcext:value-type="string">
            <text:p>[-6.953357133269522, -1.3427743116760205, -1.436308501613337, -2.142152105942907]</text:p>
          </table:table-cell>
          <table:table-cell office:value-type="string" calcext:value-type="string">
            <text:p>[-0.9416247927964916, -0.6193334041895593, -1.0789356441773812, -1.70844674675803]</text:p>
          </table:table-cell>
          <table:table-cell office:value-type="string" calcext:value-type="string">
            <text:p>[-6.928593705412567, -2.3149439452544884, -4.017501926715195, -4.88053168474476]</text:p>
          </table:table-cell>
          <table:table-cell office:value-type="string" calcext:value-type="string">
            <text:p>[-6.98452098430582, -1.0016876380796846, -1.0387955172365126, -1.6356622317803104]</text:p>
          </table:table-cell>
          <table:table-cell office:value-type="string" calcext:value-type="string">
            <text:p>[-0.6098914326352789, -0.7627525192603013, -2.201458034834536, -3.2227745573502053]</text:p>
          </table:table-cell>
          <table:table-cell office:value-type="string" calcext:value-type="string">
            <text:p>[-0.12964022186923163, -1.3636015269174129, -3.1888165525493006, -4.330455389523702]</text:p>
          </table:table-cell>
          <table:table-cell office:value-type="string" calcext:value-type="string">
            <text:p>[-8.60039873505638, -2.825508101878915, -6.73547595527324, -9.718296667693792]</text:p>
          </table:table-cell>
          <table:table-cell office:value-type="string" calcext:value-type="string">
            <text:p>[-6.888133841884958, -1.2063203393502198, -1.1468977360846289, -1.8552368394056051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0.40341794912959195, -0.5748321935350464, -1.604930250810055, -2.6249719376839398]</text:p>
          </table:table-cell>
          <table:table-cell office:value-type="string" calcext:value-type="string">
            <text:p>[-0.343332300843624, -0.836702668787459, -0.984685181354128, -1.067252955105502]</text:p>
          </table:table-cell>
          <table:table-cell office:value-type="string" calcext:value-type="string">
            <text:p>[-17.204239877563143, -2.254092936026497, -3.805383932230666, -8.00806789526247]</text:p>
          </table:table-cell>
          <table:table-cell office:value-type="string" calcext:value-type="string">
            <text:p>[-8.68729811200366, -3.206536237670199, -7.342453848321506, -10.076898870564133]</text:p>
          </table:table-cell>
          <table:table-cell office:value-type="string" calcext:value-type="string">
            <text:p>[-2.6693595092185385, -1.5782950959594588, -1.8340323690656746, -3.0426240084402423]</text:p>
          </table:table-cell>
          <table:table-cell office:value-type="string" calcext:value-type="string">
            <text:p>[-14.851003889904035, -2.9342409997598295, -5.9913757253572175, -8.2841105201235]</text:p>
          </table:table-cell>
          <table:table-cell office:value-type="string" calcext:value-type="string">
            <text:p>[-5.590118897674956, -2.305535785706714, -3.357843755906198, -4.789596018046094]</text:p>
          </table:table-cell>
          <table:table-cell office:value-type="string" calcext:value-type="string">
            <text:p>[-0.6154293054122517, -0.8051384961471619, -1.5834382314181772, -1.9051982548405455]</text:p>
          </table:table-cell>
          <table:table-cell office:value-type="string" calcext:value-type="string">
            <text:p>[-13.817805255938076, -2.6061304613932634, -6.056964969368472, -9.598526493890503]</text:p>
          </table:table-cell>
          <table:table-cell office:value-type="string" calcext:value-type="string">
            <text:p>[-0.1847664617631306, -1.3943234263825932, -3.2725074932030696, -4.604094005216197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6.3784101752602185, -4.209863657312707, -11.018037566150651, -16.071572545085623]</text:p>
          </table:table-cell>
          <table:table-cell office:value-type="string" calcext:value-type="string">
            <text:p>[-1.1697683545134563, -0.3886248781791446, -1.0775502914397883, -1.1718777944225822]</text:p>
          </table:table-cell>
          <table:table-cell office:value-type="string" calcext:value-type="string">
            <text:p>[-8.369148850800624, -2.4353656925880873, -3.9513554962286923, -4.752581547880408]</text:p>
          </table:table-cell>
          <table:table-cell office:value-type="string" calcext:value-type="string">
            <text:p>[-32.2409828004677, -2.646518936813358, -4.21728077977741, -6.528913163479877]</text:p>
          </table:table-cell>
          <table:table-cell office:value-type="string" calcext:value-type="string">
            <text:p>[-1.7428011952081546, -1.4477600386016976, -1.7467614020383104, -2.8863096411924527]</text:p>
          </table:table-cell>
          <table:table-cell office:value-type="string" calcext:value-type="string">
            <text:p>[-17.289063817772178, -2.1424347128623733, -2.3341475733798855, -4.1875517210104185]</text:p>
          </table:table-cell>
          <table:table-cell office:value-type="string" calcext:value-type="string">
            <text:p>[-15.636574735131891, -4.404496981153172, -8.82746787622648, -12.344774589888274]</text:p>
          </table:table-cell>
          <table:table-cell office:value-type="string" calcext:value-type="string">
            <text:p>[-7.777144454928053, -3.5148305897582777, -5.501553911798385, -6.216506411390088]</text:p>
          </table:table-cell>
          <table:table-cell office:value-type="string" calcext:value-type="string">
            <text:p>[-1.7720645840543892, -1.1506950232955226, -2.2090921023518506, -3.992643839340859]</text:p>
          </table:table-cell>
          <table:table-cell office:value-type="string" calcext:value-type="string">
            <text:p>[-6.984657696041285, -4.695137614318012, -11.40720203133776, -19.146090965085037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16.388275197365274, -7.109608116079835, -17.251449701639498, -29.44402632220029]</text:p>
          </table:table-cell>
          <table:table-cell office:value-type="string" calcext:value-type="string">
            <text:p>[-17.233544831686576, -4.653734888479777, -6.24552408187331, -7.219957522947373]</text:p>
          </table:table-cell>
          <table:table-cell office:value-type="string" calcext:value-type="string">
            <text:p>[-18.352507272714135, -5.3695331015162, -12.026497446676832, -18.531838293003844]</text:p>
          </table:table-cell>
          <table:table-cell office:value-type="string" calcext:value-type="string">
            <text:p>[-32.750902099704014, -5.340997954248139, -9.976126051774603, -16.94580290565164]</text:p>
          </table:table-cell>
          <table:table-cell office:value-type="string" calcext:value-type="string">
            <text:p>[-12.221706867607974, -3.456851186575549, -7.312643154544407, -11.781200731713026]</text:p>
          </table:table-cell>
          <table:table-cell office:value-type="string" calcext:value-type="string">
            <text:p>[-1.132810329236067, -0.4616521212593261, -1.119288600644719, -2.125298988293922]</text:p>
          </table:table-cell>
          <table:table-cell office:value-type="string" calcext:value-type="string">
            <text:p>[-14.720882369093701, -5.1594391574885545, -11.040201990870768, -17.154414860534175]</text:p>
          </table:table-cell>
          <table:table-cell office:value-type="string" calcext:value-type="string">
            <text:p>[-31.881577352090762, -0.7828932551759538, -0.5429101097984779, -1.6342604534394622]</text:p>
          </table:table-cell>
          <table:table-cell office:value-type="string" calcext:value-type="string">
            <text:p>[-0.6663964949041423, -2.208314997037353, -4.000757025988633, -3.5566026867102973]</text:p>
          </table:table-cell>
          <table:table-cell office:value-type="string" calcext:value-type="string">
            <text:p>[-7.521248725881624, -1.7189858239550437, -3.899906604682246, -7.5382502185358025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1.0685869344298382, -1.4565153141187892, -3.1771082466265366, -4.106185835578358]</text:p>
          </table:table-cell>
          <table:table-cell office:value-type="string" calcext:value-type="string">
            <text:p>[-10.548782091758934, -3.82583565916641, -7.821167084671465, -12.109689680293933]</text:p>
          </table:table-cell>
          <table:table-cell office:value-type="string" calcext:value-type="string">
            <text:p>[-32.851439549609495, -4.080257351185446, -6.2109227621102825, -8.122607263359406]</text:p>
          </table:table-cell>
          <table:table-cell office:value-type="string" calcext:value-type="string">
            <text:p>[-0.06107899128047212, -1.6400796576845122, -5.184983025824086, -8.794244218370896]</text:p>
          </table:table-cell>
          <table:table-cell office:value-type="string" calcext:value-type="string">
            <text:p>[-33.3668737914671, -4.009465928027134, -7.433906677809743, -12.912022607927831]</text:p>
          </table:table-cell>
          <table:table-cell office:value-type="string" calcext:value-type="string">
            <text:p>[-0.957630555761102, -1.5869590128764433, -4.669931901335844, -7.520271428979264]</text:p>
          </table:table-cell>
          <table:table-cell office:value-type="string" calcext:value-type="string">
            <text:p>[-32.10901266901642, -2.2345675338750315, -4.895321020168941, -9.536650632832245]</text:p>
          </table:table-cell>
          <table:table-cell office:value-type="string" calcext:value-type="string">
            <text:p>[-47.397397250976915, -6.211600194071831, -7.267038229552236, -9.389342726751071]</text:p>
          </table:table-cell>
          <table:table-cell office:value-type="string" calcext:value-type="string">
            <text:p>[-6.781407284174379, -2.422868269314704, -3.5947599065689007, -5.38700178277185]</text:p>
          </table:table-cell>
          <table:table-cell office:value-type="string" calcext:value-type="string">
            <text:p>[-16.981796667825755, -7.3885795898907425, -19.094314459008753, -28.402042093167033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32.063277049077584, -1.3724588528719384, -1.3922662950927034, -2.1111117625800535]</text:p>
          </table:table-cell>
          <table:table-cell office:value-type="string" calcext:value-type="string">
            <text:p>[-17.538710170567406, -4.030563260060238, -5.864671622168127, -7.570382768134887]</text:p>
          </table:table-cell>
          <table:table-cell office:value-type="string" calcext:value-type="string">
            <text:p>[-13.389219039332477, -3.8292398293830576, -9.696560610645877, -15.025380753204697]</text:p>
          </table:table-cell>
          <table:table-cell office:value-type="string" calcext:value-type="string">
            <text:p>[-16.639332574048858, -2.0758560197329023, -4.689587329355582, -8.191667607654018]</text:p>
          </table:table-cell>
          <table:table-cell office:value-type="string" calcext:value-type="string">
            <text:p>[-1.3661161286109058, -1.9436361553532455, -4.300377083548179, -5.805037445022876]</text:p>
          </table:table-cell>
          <table:table-cell office:value-type="string" calcext:value-type="string">
            <text:p>[-4.2188641548302375, -4.239538193960257, -12.241205287647205, -19.30544207656626]</text:p>
          </table:table-cell>
          <table:table-cell office:value-type="string" calcext:value-type="string">
            <text:p>[-42.70300628170753, -3.8049342772473738, -6.550423069853983, -10.014868834770008]</text:p>
          </table:table-cell>
          <table:table-cell office:value-type="string" calcext:value-type="string">
            <text:p>[-31.634799145000137, -2.3621906727430586, -4.457433361937868, -6.310313030400683]</text:p>
          </table:table-cell>
          <table:table-cell office:value-type="string" calcext:value-type="string">
            <text:p>[-17.38727748965696, -3.4200282217036415, -5.090692792470142, -7.955170196616335]</text:p>
          </table:table-cell>
          <table:table-cell office:value-type="string" calcext:value-type="string">
            <text:p>[-9.50958279537577, -3.064473534871426, -5.0911717992389915, -7.5728470199723175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15.934130872232078, -8.070855445561321, -16.064218258605734, -25.74830695312702]</text:p>
          </table:table-cell>
          <table:table-cell office:value-type="string" calcext:value-type="string">
            <text:p>[-2.8020353593257497, -1.7696321177196772, -4.437496155944731, -6.937263584025066]</text:p>
          </table:table-cell>
          <table:table-cell office:value-type="string" calcext:value-type="string">
            <text:p>[-18.527675491618822, -5.193931679537367, -8.494391339496632, -12.87588977178238]</text:p>
          </table:table-cell>
          <table:table-cell office:value-type="string" calcext:value-type="string">
            <text:p>[-36.51622202690395, -6.7413996170791135, -15.218781081991617, -25.929481252286067]</text:p>
          </table:table-cell>
          <table:table-cell office:value-type="string" calcext:value-type="string">
            <text:p>[-18.30731514370443, -5.900223267099491, -11.609109771354763, -16.984433204685057]</text:p>
          </table:table-cell>
          <table:table-cell office:value-type="string" calcext:value-type="string">
            <text:p>[-6.916960940681527, -4.96349590461731, -6.173025604290494, -6.0054436648776965]</text:p>
          </table:table-cell>
          <table:table-cell office:value-type="string" calcext:value-type="string">
            <text:p>[-58.23848791015691, -5.938811383560161, -10.336954640147944, -16.04149289850141]</text:p>
          </table:table-cell>
          <table:table-cell office:value-type="string" calcext:value-type="string">
            <text:p>[-7.446970951116194, -5.003411815715375, -11.54477520246524, -18.27901172479327]</text:p>
          </table:table-cell>
          <table:table-cell office:value-type="string" calcext:value-type="string">
            <text:p>[-37.40825194400523, -5.383581787955771, -12.587167444343494, -20.12384250773376]</text:p>
          </table:table-cell>
          <table:table-cell office:value-type="string" calcext:value-type="string">
            <text:p>[-22.59466004479618, -5.295556364999721, -12.19148108054302, -17.391498010754837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46.27727196198632, -4.439269766524112, -7.982277685514938, -13.67009907895438]</text:p>
          </table:table-cell>
          <table:table-cell office:value-type="string" calcext:value-type="string">
            <text:p>[-17.733776957232926, -6.768648194845217, -10.23340645861146, -11.533590101735092]</text:p>
          </table:table-cell>
          <table:table-cell office:value-type="string" calcext:value-type="string">
            <text:p>[-24.316001125903664, -8.23639522056796, -20.779234304230833, -31.050294770810826]</text:p>
          </table:table-cell>
          <table:table-cell office:value-type="string" calcext:value-type="string">
            <text:p>[-19.04070571276897, -3.5084172807078318, -9.841330748216294, -15.494202774742893]</text:p>
          </table:table-cell>
          <table:table-cell office:value-type="string" calcext:value-type="string">
            <text:p>[-20.829090695434594, -5.290518395296417, -10.661963394219542, -16.92249113024802]</text:p>
          </table:table-cell>
          <table:table-cell office:value-type="string" calcext:value-type="string">
            <text:p>[-12.446533662094739, -2.213761897231925, -4.955518380791757, -8.13042707838376]</text:p>
          </table:table-cell>
          <table:table-cell office:value-type="string" calcext:value-type="string">
            <text:p>[-7.482789603481699, -5.059951238757954, -12.22778862902576, -18.38806109608784]</text:p>
          </table:table-cell>
          <table:table-cell office:value-type="string" calcext:value-type="string">
            <text:p>[-47.57255684942348, -6.895034778607334, -9.204251687149378, -13.247599282660861]</text:p>
          </table:table-cell>
          <table:table-cell office:value-type="string" calcext:value-type="string">
            <text:p>[-33.046815346428545, -3.8612769119577006, -10.573217604378415, -18.065359512427825]</text:p>
          </table:table-cell>
          <table:table-cell office:value-type="string" calcext:value-type="string">
            <text:p>[-10.878675481235778, -3.412463526739451, -7.792228358607445, -14.285883155886193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47.74720705633469, -6.231688149926051, -8.555928400708357, -12.732909724387852]</text:p>
          </table:table-cell>
          <table:table-cell office:value-type="string" calcext:value-type="string">
            <text:p>[-17.014848428732023, -10.348420995086594, -19.651190057947243, -26.09584710888191]</text:p>
          </table:table-cell>
          <table:table-cell office:value-type="string" calcext:value-type="string">
            <text:p>[-43.5285850115737, -3.002331220330823, -4.926530438931498, -8.386356142302699]</text:p>
          </table:table-cell>
          <table:table-cell office:value-type="string" calcext:value-type="string">
            <text:p>[-16.79617172120249, -3.9652097687460586, -6.347441751685734, -9.367049150646167]</text:p>
          </table:table-cell>
          <table:table-cell office:value-type="string" calcext:value-type="string">
            <text:p>[-18.78062303320589, -5.4159491554650385, -13.15564791927728, -21.533073104207823]</text:p>
          </table:table-cell>
          <table:table-cell office:value-type="string" calcext:value-type="string">
            <text:p>[-12.577227704004091, -3.397453897396252, -7.292187333215683, -11.37621591250857]</text:p>
          </table:table-cell>
          <table:table-cell office:value-type="string" calcext:value-type="string">
            <text:p>[-16.189015730364332, -3.382300903043123, -6.869648191165778, -10.983862947012568]</text:p>
          </table:table-cell>
          <table:table-cell office:value-type="string" calcext:value-type="string">
            <text:p>[-23.18688567990752, -3.144743902833591, -6.303066268126978, -12.592415769295284]</text:p>
          </table:table-cell>
          <table:table-cell office:value-type="string" calcext:value-type="string">
            <text:p>[-16.49995843397749, -2.578705324795405, -3.4628589666121146, -5.14176765757981]</text:p>
          </table:table-cell>
          <table:table-cell office:value-type="string" calcext:value-type="string">
            <text:p>[-54.155771601048166, -6.2571348039104135, -8.409783694227357, -10.718915271793916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25.676162423285675, -3.8367908634714842, -8.289969567444345, -15.57966795471566]</text:p>
          </table:table-cell>
          <table:table-cell office:value-type="string" calcext:value-type="string">
            <text:p>[-46.41126902290702, -4.682126343113224, -8.041283340336802, -12.428897367678982]</text:p>
          </table:table-cell>
          <table:table-cell office:value-type="string" calcext:value-type="string">
            <text:p>[-48.28519608941504, -6.360232826275514, -10.97020358519083, -17.398261336095278]</text:p>
          </table:table-cell>
          <table:table-cell office:value-type="string" calcext:value-type="string">
            <text:p>[-37.61517953807774, -4.904112352104084, -9.092955190924435, -15.723294762316375]</text:p>
          </table:table-cell>
          <table:table-cell office:value-type="string" calcext:value-type="string">
            <text:p>[-33.60542275028195, -3.8025928885125237, -6.970004662895124, -12.26799281495059]</text:p>
          </table:table-cell>
          <table:table-cell office:value-type="string" calcext:value-type="string">
            <text:p>[-46.376116984991576, -6.229016833554124, -7.768837737499301, -9.370032155080388]</text:p>
          </table:table-cell>
          <table:table-cell office:value-type="string" calcext:value-type="string">
            <text:p>[-33.09315362419836, -4.030234813799849, -6.3016051886226165, -9.009577919732358]</text:p>
          </table:table-cell>
          <table:table-cell office:value-type="string" calcext:value-type="string">
            <text:p>[-22.38064156273012, -5.358921727117694, -12.04936077698413, -19.541685468383662]</text:p>
          </table:table-cell>
          <table:table-cell office:value-type="string" calcext:value-type="string">
            <text:p>[-15.272896235120559, -2.915276277388279, -7.034420245331252, -12.444153228620447]</text:p>
          </table:table-cell>
          <table:table-cell office:value-type="string" calcext:value-type="string">
            <text:p>[-5.24538638325287, -5.019749830212117, -11.453475647171407, -19.820052603964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41.643073929300265, -3.1410321276122755, -6.040627033175006, -10.428530234595112]</text:p>
          </table:table-cell>
          <table:table-cell office:value-type="string" calcext:value-type="string">
            <text:p>[-33.26976956350016, -6.0375615659976845, -15.142082919447052, -23.032009263176924]</text:p>
          </table:table-cell>
          <table:table-cell office:value-type="string" calcext:value-type="string">
            <text:p>[-44.926806109889796, -4.3329978176960715, -6.823126392469714, -11.16387421999432]</text:p>
          </table:table-cell>
          <table:table-cell office:value-type="string" calcext:value-type="string">
            <text:p>[-21.030138351581364, -6.543330953425874, -12.724426204022654, -18.948676894452475]</text:p>
          </table:table-cell>
          <table:table-cell office:value-type="string" calcext:value-type="string">
            <text:p>[-19.857981248325874, -3.7864329535014063, -9.066277612172913, -14.774541428049549]</text:p>
          </table:table-cell>
          <table:table-cell office:value-type="string" calcext:value-type="string">
            <text:p>[-41.54162924872173, -4.057591216960876, -8.20365998688095, -15.275680747807163]</text:p>
          </table:table-cell>
          <table:table-cell office:value-type="string" calcext:value-type="string">
            <text:p>[-67.27422979552233, -4.12661514074073, -6.931882440337778, -12.145461886209997]</text:p>
          </table:table-cell>
          <table:table-cell office:value-type="string" calcext:value-type="string">
            <text:p>[-17.732688858203783, -7.093729726399256, -13.973726177986778, -19.494505135981164]</text:p>
          </table:table-cell>
          <table:table-cell office:value-type="string" calcext:value-type="string">
            <text:p>[-21.01785890680221, -3.643100574052438, -6.236058248941223, -9.216424423336122]</text:p>
          </table:table-cell>
          <table:table-cell office:value-type="string" calcext:value-type="string">
            <text:p>[-31.91097992122771, -3.2210561891937495, -5.645667350761752, -9.246990081419849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36.947720768095934, -3.4711758358476397, -6.193017239856768, -10.098817539551819]</text:p>
          </table:table-cell>
          <table:table-cell office:value-type="string" calcext:value-type="string">
            <text:p>[-44.23099869535581, -4.130276593828208, -7.205911448155966, -11.338812254322672]</text:p>
          </table:table-cell>
          <table:table-cell office:value-type="string" calcext:value-type="string">
            <text:p>[-39.192173498432645, -5.257293752672232, -9.187373424495004, -16.539062481327793]</text:p>
          </table:table-cell>
          <table:table-cell office:value-type="string" calcext:value-type="string">
            <text:p>[-45.823398526169946, -8.184949925253338, -14.008650343306183, -18.5247412710301]</text:p>
          </table:table-cell>
          <table:table-cell office:value-type="string" calcext:value-type="string">
            <text:p>[-59.666834942031535, -6.43134001394321, -9.887080516734436, -14.013331576054977]</text:p>
          </table:table-cell>
          <table:table-cell office:value-type="string" calcext:value-type="string">
            <text:p>[-73.51677213968937, -4.9889745085838655, -5.980270737999627, -9.190953244080369]</text:p>
          </table:table-cell>
          <table:table-cell office:value-type="string" calcext:value-type="string">
            <text:p>[-32.58621878944359, -3.8352057414852814, -7.152322833495073, -12.353638384518462]</text:p>
          </table:table-cell>
          <table:table-cell office:value-type="string" calcext:value-type="string">
            <text:p>[-67.08674748639775, -4.998483915651897, -7.489004703566904, -12.693146180952809]</text:p>
          </table:table-cell>
          <table:table-cell office:value-type="string" calcext:value-type="string">
            <text:p>[-18.789097510947194, -3.337005295959772, -6.618402698228998, -10.398617999237846]</text:p>
          </table:table-cell>
          <table:table-cell office:value-type="string" calcext:value-type="string">
            <text:p>[-38.91549999092023, -4.155372530694645, -6.810966433621268, -10.675071507583823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70.49364712741286, -4.629457370312728, -6.237484199105281, -9.957996931131351]</text:p>
          </table:table-cell>
          <table:table-cell office:value-type="string" calcext:value-type="string">
            <text:p>[-53.58250228188148, -5.275407573439739, -7.074706128949515, -10.886829666237773]</text:p>
          </table:table-cell>
          <table:table-cell office:value-type="string" calcext:value-type="string">
            <text:p>[-59.527071347229985, -5.0115187530949346, -6.516356503560061, -10.6133569206442]</text:p>
          </table:table-cell>
          <table:table-cell office:value-type="string" calcext:value-type="string">
            <text:p>[-85.84086563824806, -4.860960490063215, -6.344857272631099, -10.078745961246138]</text:p>
          </table:table-cell>
          <table:table-cell office:value-type="string" calcext:value-type="string">
            <text:p>[-43.41955033115692, -3.857987318935696, -7.395312980095947, -10.95399675755495]</text:p>
          </table:table-cell>
          <table:table-cell office:value-type="string" calcext:value-type="string">
            <text:p>[-78.09873239555121, -5.382047058396244, -7.542616684851522, -13.041553596250367]</text:p>
          </table:table-cell>
          <table:table-cell office:value-type="string" calcext:value-type="string">
            <text:p>[-45.045409457830665, -3.9897896011205303, -6.190634191647804, -9.981367804732777]</text:p>
          </table:table-cell>
          <table:table-cell office:value-type="string" calcext:value-type="string">
            <text:p>[-79.88734351592919, -5.323529882536615, -7.561088165050589, -13.210306082835665]</text:p>
          </table:table-cell>
          <table:table-cell office:value-type="string" calcext:value-type="string">
            <text:p>[-83.84355367374509, -4.688183645978095, -6.067262738689605, -11.300667631422122]</text:p>
          </table:table-cell>
          <table:table-cell office:value-type="string" calcext:value-type="string">
            <text:p>[-79.88734351592919, -5.323529882536615, -7.561088165050589, -13.210306082835665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79.77736700016875, -5.64409262110126, -6.121582000653847, -9.507586003699785]</text:p>
          </table:table-cell>
          <table:table-cell office:value-type="string" calcext:value-type="string">
            <text:p>[-98.08778598539408, -6.591650128158633, -7.79169232080541, -10.741509049457033]</text:p>
          </table:table-cell>
          <table:table-cell office:value-type="string" calcext:value-type="string">
            <text:p>[-79.77736700016875, -5.64409262110126, -6.121582000653847, -9.507586003699785]</text:p>
          </table:table-cell>
          <table:table-cell table:number-columns-repeated="2" office:value-type="string" calcext:value-type="string">
            <text:p>[-100.68800711930224, -6.28472442967305, -6.02079105634441, -9.382342398427301]</text:p>
          </table:table-cell>
          <table:table-cell office:value-type="string" calcext:value-type="string">
            <text:p>[-98.08778598539408, -6.591650128158633, -7.79169232080541, -10.741509049457033]</text:p>
          </table:table-cell>
          <table:table-cell office:value-type="string" calcext:value-type="string">
            <text:p>[-104.18536757402129, -5.639769255394955, -7.278969795938983, -10.2677193181256]</text:p>
          </table:table-cell>
          <table:table-cell office:value-type="string" calcext:value-type="string">
            <text:p>[-95.40380543095284, -5.863502287310274, -6.157857334823569, -9.515994597960752]</text:p>
          </table:table-cell>
          <table:table-cell office:value-type="string" calcext:value-type="string">
            <text:p>[-98.08778598539408, -6.591650128158633, -7.79169232080541, -10.741509049457033]</text:p>
          </table:table-cell>
          <table:table-cell office:value-type="string" calcext:value-type="string">
            <text:p>[-59.0437693574686, -4.973029288847797, -6.661172866343601, -9.784683704067021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5370709603480573, 0.4811072890749347, 0.5429288403676689, 0.6125547760984111]</text:p>
          </table:table-cell>
          <table:table-cell office:value-type="string" calcext:value-type="string">
            <text:p>[0.2544204517892821, 0.48285006682583753, 0.5461007689562217, 0.6188564132117302]</text:p>
          </table:table-cell>
          <table:table-cell office:value-type="string" calcext:value-type="string">
            <text:p>[0.25402620022115513, 0.48145833726245546, 0.5418131989716202, 0.6161421751300706]</text:p>
          </table:table-cell>
          <table:table-cell office:value-type="string" calcext:value-type="string">
            <text:p>[0.2544204517892821, 0.48285006682583753, 0.5461007689562217, 0.6188564132117302]</text:p>
          </table:table-cell>
          <table:table-cell office:value-type="string" calcext:value-type="string">
            <text:p>[0.2941733708687062, 0.4867092583469886, 0.5441258053908008, 0.6141153613001661]</text:p>
          </table:table-cell>
          <table:table-cell office:value-type="string" calcext:value-type="string">
            <text:p>[0.2627623385291565, 0.4809856751581481, 0.5424980425897696, 0.613080425773707]</text:p>
          </table:table-cell>
          <table:table-cell office:value-type="string" calcext:value-type="string">
            <text:p>[0.25361691522535057, 0.48013656514169606, 0.5402185453642108, 0.6109538187894483]</text:p>
          </table:table-cell>
          <table:table-cell office:value-type="string" calcext:value-type="string">
            <text:p>[0.25366108127876996, 0.4804371184110968, 0.5402059057899768, 0.6118377060054015]</text:p>
          </table:table-cell>
          <table:table-cell office:value-type="string" calcext:value-type="string">
            <text:p>[0.25426035638546357, 0.4846403172925208, 0.5512071217960965, 0.6260600828472459]</text:p>
          </table:table-cell>
          <table:table-cell office:value-type="string" calcext:value-type="string">
            <text:p>[0.25366108127876996, 0.4804371184110968, 0.5402059057899768, 0.6118377060054015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9448354654491443, 0.48716840397853167, 0.5492211662192067, 0.6300415867492251]</text:p>
          </table:table-cell>
          <table:table-cell office:value-type="string" calcext:value-type="string">
            <text:p>[0.2545662692257437, 0.4869005898275177, 0.5547676912275906, 0.6336631745812535]</text:p>
          </table:table-cell>
          <table:table-cell office:value-type="string" calcext:value-type="string">
            <text:p>[0.25380123964448975, 0.48072548054877384, 0.5405538008822657, 0.6117611175149408]</text:p>
          </table:table-cell>
          <table:table-cell office:value-type="string" calcext:value-type="string">
            <text:p>[0.25508404175050164, 0.4846147861349489, 0.5498888463322004, 0.6228629005712647]</text:p>
          </table:table-cell>
          <table:table-cell office:value-type="string" calcext:value-type="string">
            <text:p>[0.30832233431665695, 0.4953923441358395, 0.5617920357653898, 0.6401032909575388]</text:p>
          </table:table-cell>
          <table:table-cell office:value-type="string" calcext:value-type="string">
            <text:p>[0.2541462994516851, 0.4829689052918452, 0.5422162796581008, 0.6146950132178318]</text:p>
          </table:table-cell>
          <table:table-cell office:value-type="string" calcext:value-type="string">
            <text:p>[0.30776834114000257, 0.49486418704245033, 0.5723219648485335, 0.6671411114922249]</text:p>
          </table:table-cell>
          <table:table-cell office:value-type="string" calcext:value-type="string">
            <text:p>[0.2535307614308241, 0.48069517463858535, 0.5404609411514574, 0.6110166110516089]</text:p>
          </table:table-cell>
          <table:table-cell office:value-type="string" calcext:value-type="string">
            <text:p>[0.2538553677850076, 0.4822970258102905, 0.5428176619479079, 0.6134982455832835]</text:p>
          </table:table-cell>
          <table:table-cell office:value-type="string" calcext:value-type="string">
            <text:p>[0.2627623385291565, 0.4809856751581481, 0.5424980425897696, 0.613080425773707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3091097521874349, 0.4903325256085353, 0.551070267334908, 0.6214001510828643]</text:p>
          </table:table-cell>
          <table:table-cell office:value-type="string" calcext:value-type="string">
            <text:p>[0.28005280258645493, 0.49849476915911944, 0.5760830271846997, 0.6678296943400881]</text:p>
          </table:table-cell>
          <table:table-cell office:value-type="string" calcext:value-type="string">
            <text:p>[0.29461108728818863, 0.48829695915585636, 0.5487289423264397, 0.6241041597545484]</text:p>
          </table:table-cell>
          <table:table-cell office:value-type="string" calcext:value-type="string">
            <text:p>[0.26315412949967076, 0.4837077484189355, 0.5468335303903258, 0.6213216027770313]</text:p>
          </table:table-cell>
          <table:table-cell office:value-type="string" calcext:value-type="string">
            <text:p>[0.29537132081409895, 0.4940251277954953, 0.5614688682582758, 0.6409598458547087]</text:p>
          </table:table-cell>
          <table:table-cell office:value-type="string" calcext:value-type="string">
            <text:p>[0.2955606019918093, 0.48730097962905244, 0.546673622303439, 0.6204233174018936]</text:p>
          </table:table-cell>
          <table:table-cell office:value-type="string" calcext:value-type="string">
            <text:p>[0.2559459539523081, 0.48405579700416423, 0.5517335208754699, 0.6302689622770201]</text:p>
          </table:table-cell>
          <table:table-cell office:value-type="string" calcext:value-type="string">
            <text:p>[0.2544747376863175, 0.48738122987856675, 0.556934073804838, 0.6372693601527721]</text:p>
          </table:table-cell>
          <table:table-cell office:value-type="string" calcext:value-type="string">
            <text:p>[0.2780345071748518, 0.497138056491137, 0.5763791454473786, 0.6681704241412291]</text:p>
          </table:table-cell>
          <table:table-cell office:value-type="string" calcext:value-type="string">
            <text:p>[0.2944370451427649, 0.4885828971377394, 0.5477142975370042, 0.6222257213219123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559180963408961, 0.48289654469106386, 0.548610979004971, 0.626817238464014]</text:p>
          </table:table-cell>
          <table:table-cell office:value-type="string" calcext:value-type="string">
            <text:p>[0.2547503478435172, 0.48415388059606107, 0.5454242380572071, 0.6170608682149794]</text:p>
          </table:table-cell>
          <table:table-cell office:value-type="string" calcext:value-type="string">
            <text:p>[0.3076748249727797, 0.4906958124997959, 0.5608799662720985, 0.6592192270852404]</text:p>
          </table:table-cell>
          <table:table-cell office:value-type="string" calcext:value-type="string">
            <text:p>[0.277929725433364, 0.49853435683237335, 0.5792531549970716, 0.6701801471407692]</text:p>
          </table:table-cell>
          <table:table-cell office:value-type="string" calcext:value-type="string">
            <text:p>[0.2554851355876303, 0.4870454157601556, 0.5518842508665344, 0.6297277801702946]</text:p>
          </table:table-cell>
          <table:table-cell office:value-type="string" calcext:value-type="string">
            <text:p>[0.30760576441240045, 0.49662291965218486, 0.572470495742872, 0.6615008916519561]</text:p>
          </table:table-cell>
          <table:table-cell office:value-type="string" calcext:value-type="string">
            <text:p>[0.3197881248773332, 0.49241731133902017, 0.5591040141740844, 0.6402103168999694]</text:p>
          </table:table-cell>
          <table:table-cell office:value-type="string" calcext:value-type="string">
            <text:p>[0.25545083550733766, 0.4843540891916496, 0.5484348748613932, 0.6224860918294295]</text:p>
          </table:table-cell>
          <table:table-cell office:value-type="string" calcext:value-type="string">
            <text:p>[0.276498573116404, 0.4943002840198154, 0.5724868851952222, 0.6681269500485463]</text:p>
          </table:table-cell>
          <table:table-cell office:value-type="string" calcext:value-type="string">
            <text:p>[0.2550206815822597, 0.4885576831881685, 0.5589406008923067, 0.6385310449854972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32007207800706655, 0.5034653449542926, 0.6013474720500217, 0.7092756606239927]</text:p>
          </table:table-cell>
          <table:table-cell office:value-type="string" calcext:value-type="string">
            <text:p>[0.26344520284100786, 0.48227541723226974, 0.54729844804631, 0.6174581381073658]</text:p>
          </table:table-cell>
          <table:table-cell office:value-type="string" calcext:value-type="string">
            <text:p>[0.2951860693486671, 0.4935423920680426, 0.5617089381792013, 0.639796803674776]</text:p>
          </table:table-cell>
          <table:table-cell office:value-type="string" calcext:value-type="string">
            <text:p>[0.354471906904557, 0.49346454731859496, 0.5636204541875891, 0.6507829336605924]</text:p>
          </table:table-cell>
          <table:table-cell office:value-type="string" calcext:value-type="string">
            <text:p>[0.2545281372529656, 0.4865916667006664, 0.5506197758870341, 0.6281508598770494]</text:p>
          </table:table-cell>
          <table:table-cell office:value-type="string" calcext:value-type="string">
            <text:p>[0.3078516868574891, 0.4900638492909302, 0.5530825592045716, 0.6363117146320104]</text:p>
          </table:table-cell>
          <table:table-cell office:value-type="string" calcext:value-type="string">
            <text:p>[0.3246318709533112, 0.50359786077659, 0.5875126232323599, 0.6854829804013627]</text:p>
          </table:table-cell>
          <table:table-cell office:value-type="string" calcext:value-type="string">
            <text:p>[0.3216652985760436, 0.49765499197525126, 0.5692296907793536, 0.648967014734493]</text:p>
          </table:table-cell>
          <table:table-cell office:value-type="string" calcext:value-type="string">
            <text:p>[0.2552670222461081, 0.485555530665453, 0.5533389739944531, 0.6346165717163001]</text:p>
          </table:table-cell>
          <table:table-cell office:value-type="string" calcext:value-type="string">
            <text:p>[0.27480099547965275, 0.5049214872366709, 0.6016956150381614, 0.7270472243803107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30854485395959996, 0.5166941072044463, 0.6362098936207405, 0.7901264822954657]</text:p>
          </table:table-cell>
          <table:table-cell office:value-type="string" calcext:value-type="string">
            <text:p>[0.3269183377545808, 0.50348186776526, 0.575012666173783, 0.6548845298404798]</text:p>
          </table:table-cell>
          <table:table-cell office:value-type="string" calcext:value-type="string">
            <text:p>[0.3286738343425767, 0.5104281016285063, 0.6079110555320258, 0.7231334370548786]</text:p>
          </table:table-cell>
          <table:table-cell office:value-type="string" calcext:value-type="string">
            <text:p>[0.3350234053610941, 0.5063069069804197, 0.5952989217869874, 0.714519777268526]</text:p>
          </table:table-cell>
          <table:table-cell office:value-type="string" calcext:value-type="string">
            <text:p>[0.3127783900617633, 0.4964075716179205, 0.5792646213469964, 0.6813231694934456]</text:p>
          </table:table-cell>
          <table:table-cell office:value-type="string" calcext:value-type="string">
            <text:p>[0.2622301974402886, 0.4828668660513117, 0.5462168472695835, 0.6237708971853169]</text:p>
          </table:table-cell>
          <table:table-cell office:value-type="string" calcext:value-type="string">
            <text:p>[0.30874541674753814, 0.5078791157085226, 0.5998561180966816, 0.7150756149248502]</text:p>
          </table:table-cell>
          <table:table-cell office:value-type="string" calcext:value-type="string">
            <text:p>[0.34941882823702114, 0.48434366645046245, 0.5435007033668121, 0.6202930431325152]</text:p>
          </table:table-cell>
          <table:table-cell office:value-type="string" calcext:value-type="string">
            <text:p>[0.2577345431382025, 0.4923183675703642, 0.5631742719989115, 0.6324949380993276]</text:p>
          </table:table-cell>
          <table:table-cell office:value-type="string" calcext:value-type="string">
            <text:p>[0.2679908365362622, 0.4889085212778431, 0.5613616177824968, 0.6564118413550873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25733027763158445, 0.4865393323809752, 0.556149797407273, 0.6340893698982613]</text:p>
          </table:table-cell>
          <table:table-cell office:value-type="string" calcext:value-type="string">
            <text:p>[0.28304913540721566, 0.5001333755130252, 0.5843811364454086, 0.6844424838046768]</text:p>
          </table:table-cell>
          <table:table-cell office:value-type="string" calcext:value-type="string">
            <text:p>[0.3405249692260232, 0.500247332003557, 0.5749760633476309, 0.6582226244227607]</text:p>
          </table:table-cell>
          <table:table-cell office:value-type="string" calcext:value-type="string">
            <text:p>[0.2538595087222644, 0.4885598701861038, 0.5694823514418468, 0.6648778460972411]</text:p>
          </table:table-cell>
          <table:table-cell office:value-type="string" calcext:value-type="string">
            <text:p>[0.3346447453825594, 0.5003541347887952, 0.5805508394275102, 0.6896821844804982]</text:p>
          </table:table-cell>
          <table:table-cell office:value-type="string" calcext:value-type="string">
            <text:p>[0.25543071779010057, 0.4902996531047371, 0.5655304927523321, 0.6566175844590012]</text:p>
          </table:table-cell>
          <table:table-cell office:value-type="string" calcext:value-type="string">
            <text:p>[0.3533696284751182, 0.49145546329545214, 0.5690082211537966, 0.6691876932469477]</text:p>
          </table:table-cell>
          <table:table-cell office:value-type="string" calcext:value-type="string">
            <text:p>[0.4118813810043192, 0.5104194982144591, 0.5808589155392544, 0.6683115542530219]</text:p>
          </table:table-cell>
          <table:table-cell office:value-type="string" calcext:value-type="string">
            <text:p>[0.2607386412384241, 0.4915630355052623, 0.5608605777508907, 0.6433723291811558]</text:p>
          </table:table-cell>
          <table:table-cell office:value-type="string" calcext:value-type="string">
            <text:p>[0.32790536356665906, 0.5196684510569941, 0.6470807700770786, 0.7836552388886624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553641889731995, 0.4870975553384781, 0.5481392571980176, 0.623981029378634]</text:p>
          </table:table-cell>
          <table:table-cell office:value-type="string" calcext:value-type="string">
            <text:p>[0.3250655634727546, 0.5005721731350208, 0.5721311793112978, 0.6564468898958846]</text:p>
          </table:table-cell>
          <table:table-cell office:value-type="string" calcext:value-type="string">
            <text:p>[0.3031645626978415, 0.5005117283482896, 0.5934065382863661, 0.7025010899809302]</text:p>
          </table:table-cell>
          <table:table-cell office:value-type="string" calcext:value-type="string">
            <text:p>[0.30491716833587207, 0.4908177703786504, 0.5644757690940816, 0.6599709311196862]</text:p>
          </table:table-cell>
          <table:table-cell office:value-type="string" calcext:value-type="string">
            <text:p>[0.2669831380048592, 0.4899779583498116, 0.5644981486441538, 0.6459673830142209]</text:p>
          </table:table-cell>
          <table:table-cell office:value-type="string" calcext:value-type="string">
            <text:p>[0.2611113343243343, 0.5024833102474313, 0.6058763178718516, 0.728576461142891]</text:p>
          </table:table-cell>
          <table:table-cell office:value-type="string" calcext:value-type="string">
            <text:p>[0.3748919673122125, 0.4995260689260137, 0.5755695503095379, 0.6714494403728735]</text:p>
          </table:table-cell>
          <table:table-cell office:value-type="string" calcext:value-type="string">
            <text:p>[0.34787781715693517, 0.4923130284370314, 0.5661732266469239, 0.6497393113335467]</text:p>
          </table:table-cell>
          <table:table-cell office:value-type="string" calcext:value-type="string">
            <text:p>[0.32263745682123207, 0.4971299289965679, 0.5692795443591182, 0.6596789634192178]</text:p>
          </table:table-cell>
          <table:table-cell office:value-type="string" calcext:value-type="string">
            <text:p>[0.2709102068865994, 0.4951691063704006, 0.5684968177765531, 0.6567256384204738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1758051920542735, 0.5218583662215098, 0.6292281349163977, 0.7687443134276527]</text:p>
          </table:table-cell>
          <table:table-cell office:value-type="string" calcext:value-type="string">
            <text:p>[0.2591643709696755, 0.48955774469485513, 0.5640370644248267, 0.6529104647670636]</text:p>
          </table:table-cell>
          <table:table-cell office:value-type="string" calcext:value-type="string">
            <text:p>[0.3261038131891828, 0.5068517895549705, 0.5876505903394859, 0.6879915569314988]</text:p>
          </table:table-cell>
          <table:table-cell office:value-type="string" calcext:value-type="string">
            <text:p>[0.3676821802496118, 0.5128486320305409, 0.6212874900114451, 0.7681469629856615]</text:p>
          </table:table-cell>
          <table:table-cell office:value-type="string" calcext:value-type="string">
            <text:p>[0.3277854689367679, 0.510128648003994, 0.6026638199892551, 0.7147208620532147]</text:p>
          </table:table-cell>
          <table:table-cell office:value-type="string" calcext:value-type="string">
            <text:p>[0.324635974161618, 0.5058573582767264, 0.5745167311932984, 0.6463858398652633]</text:p>
          </table:table-cell>
          <table:table-cell office:value-type="string" calcext:value-type="string">
            <text:p>[0.45487269538917763, 0.5090101262487498, 0.5959698629148057, 0.7083479516438657]</text:p>
          </table:table-cell>
          <table:table-cell office:value-type="string" calcext:value-type="string">
            <text:p>[0.2736068989877266, 0.5056415792469865, 0.6025244506863483, 0.7230723192184769]</text:p>
          </table:table-cell>
          <table:table-cell office:value-type="string" calcext:value-type="string">
            <text:p>[0.3556180651132322, 0.5070120544665561, 0.6075924141551703, 0.7338648678548632]</text:p>
          </table:table-cell>
          <table:table-cell office:value-type="string" calcext:value-type="string">
            <text:p>[0.33485494371952246, 0.5085157876830704, 0.6051707783257653, 0.7176561555946838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41830268891441713, 0.5021007996678031, 0.5835562978081974, 0.6949059147673166]</text:p>
          </table:table-cell>
          <table:table-cell office:value-type="string" calcext:value-type="string">
            <text:p>[0.329752830067004, 0.5135659793885815, 0.5974042226217221, 0.681219968184815]</text:p>
          </table:table-cell>
          <table:table-cell office:value-type="string" calcext:value-type="string">
            <text:p>[0.3359040730766606, 0.5239154189709534, 0.6535187020889633, 0.7990429604494459]</text:p>
          </table:table-cell>
          <table:table-cell office:value-type="string" calcext:value-type="string">
            <text:p>[0.30657929130907613, 0.49968670555891936, 0.5919881741481675, 0.7057164946986839]</text:p>
          </table:table-cell>
          <table:table-cell office:value-type="string" calcext:value-type="string">
            <text:p>[0.32133906318486266, 0.5080412006054025, 0.5971829267061565, 0.7139308507158021]</text:p>
          </table:table-cell>
          <table:table-cell office:value-type="string" calcext:value-type="string">
            <text:p>[0.3108574707617288, 0.49168690987141295, 0.567526478859402, 0.6605885611431033]</text:p>
          </table:table-cell>
          <table:table-cell office:value-type="string" calcext:value-type="string">
            <text:p>[0.2613911926550911, 0.5062288491331581, 0.6057832366854149, 0.7232210833512355]</text:p>
          </table:table-cell>
          <table:table-cell office:value-type="string" calcext:value-type="string">
            <text:p>[0.41184346769945723, 0.5133784822775141, 0.5916065316636916, 0.6917432091357344]</text:p>
          </table:table-cell>
          <table:table-cell office:value-type="string" calcext:value-type="string">
            <text:p>[0.3520605754590108, 0.5006544292224736, 0.5980191488037057, 0.722298235243931]</text:p>
          </table:table-cell>
          <table:table-cell office:value-type="string" calcext:value-type="string">
            <text:p>[0.3028668097777007, 0.49698509927092654, 0.5829410360253713, 0.6978346081288493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4121731451561452, 0.510336103621084, 0.5868063550826285, 0.6884002525124612]</text:p>
          </table:table-cell>
          <table:table-cell office:value-type="string" calcext:value-type="string">
            <text:p>[0.3272383219955547, 0.5296568809295754, 0.647858348706124, 0.7690263581380081]</text:p>
          </table:table-cell>
          <table:table-cell office:value-type="string" calcext:value-type="string">
            <text:p>[0.37801357700537486, 0.4946828245391868, 0.5669539818603611, 0.6619330117840009]</text:p>
          </table:table-cell>
          <table:table-cell office:value-type="string" calcext:value-type="string">
            <text:p>[0.32179468635372843, 0.5009494003343196, 0.5750449020553899, 0.6668445654966183]</text:p>
          </table:table-cell>
          <table:table-cell office:value-type="string" calcext:value-type="string">
            <text:p>[0.2920369321571309, 0.5061405173865666, 0.6115556307964716, 0.7422473034717479]</text:p>
          </table:table-cell>
          <table:table-cell office:value-type="string" calcext:value-type="string">
            <text:p>[0.31439561191357457, 0.49722452471687323, 0.5795814807730226, 0.6795156089643708]</text:p>
          </table:table-cell>
          <table:table-cell office:value-type="string" calcext:value-type="string">
            <text:p>[0.3156772508746693, 0.4976469769577924, 0.5779018443780102, 0.6772931465901261]</text:p>
          </table:table-cell>
          <table:table-cell office:value-type="string" calcext:value-type="string">
            <text:p>[0.3287701923287784, 0.495957815415987, 0.573883275387499, 0.6880156641713332]</text:p>
          </table:table-cell>
          <table:table-cell office:value-type="string" calcext:value-type="string">
            <text:p>[0.3459072809531673, 0.4937078873011559, 0.5600416047749985, 0.641918245164614]</text:p>
          </table:table-cell>
          <table:table-cell office:value-type="string" calcext:value-type="string">
            <text:p>[0.43242707121646345, 0.5125810986500973, 0.5876321407728687, 0.6755987225321612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238589710889345, 0.49860869171422956, 0.5840436985427049, 0.7060362156535972]</text:p>
          </table:table-cell>
          <table:table-cell office:value-type="string" calcext:value-type="string">
            <text:p>[0.418848439960424, 0.5031401318975045, 0.583572056616261, 0.6864141410421489]</text:p>
          </table:table-cell>
          <table:table-cell office:value-type="string" calcext:value-type="string">
            <text:p>[0.4147982951645169, 0.51212627055316, 0.5996841348853494, 0.7175122361999229]</text:p>
          </table:table-cell>
          <table:table-cell office:value-type="string" calcext:value-type="string">
            <text:p>[0.3665247143049763, 0.5041124183165118, 0.5872887322009646, 0.7068527792903468]</text:p>
          </table:table-cell>
          <table:table-cell office:value-type="string" calcext:value-type="string">
            <text:p>[0.366815278566646, 0.4996041159376108, 0.5785731443465632, 0.6854976709795468]</text:p>
          </table:table-cell>
          <table:table-cell office:value-type="string" calcext:value-type="string">
            <text:p>[0.4040424410776243, 0.5106507234583556, 0.5827419773193446, 0.6668433491748453]</text:p>
          </table:table-cell>
          <table:table-cell office:value-type="string" calcext:value-type="string">
            <text:p>[0.3578810267628802, 0.5011799108334908, 0.5750532036639031, 0.6663957919777732]</text:p>
          </table:table-cell>
          <table:table-cell office:value-type="string" calcext:value-type="string">
            <text:p>[0.3363267309953958, 0.5074924454927358, 0.6057811915091843, 0.7308010194970802]</text:p>
          </table:table-cell>
          <table:table-cell office:value-type="string" calcext:value-type="string">
            <text:p>[0.2802741611464869, 0.4959826401174578, 0.5781008304231123, 0.6867087455871852]</text:p>
          </table:table-cell>
          <table:table-cell office:value-type="string" calcext:value-type="string">
            <text:p>[0.2640822894647887, 0.5066406668739419, 0.6025979573640413, 0.7324078865225035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35985036390202846, 0.496073538053841, 0.5731115344304383, 0.6734272111670606]</text:p>
          </table:table-cell>
          <table:table-cell office:value-type="string" calcext:value-type="string">
            <text:p>[0.3521591269562466, 0.5103667650073447, 0.6215090754101473, 0.7509996389952773]</text:p>
          </table:table-cell>
          <table:table-cell office:value-type="string" calcext:value-type="string">
            <text:p>[0.37859324236117653, 0.5023735146898537, 0.5789223868762152, 0.6790171389298931]</text:p>
          </table:table-cell>
          <table:table-cell office:value-type="string" calcext:value-type="string">
            <text:p>[0.312465783151588, 0.512620962356353, 0.6091528879159078, 0.7259533786248988]</text:p>
          </table:table-cell>
          <table:table-cell office:value-type="string" calcext:value-type="string">
            <text:p>[0.30382389591585374, 0.5001112922437025, 0.589708146006407, 0.7008343733114865]</text:p>
          </table:table-cell>
          <table:table-cell office:value-type="string" calcext:value-type="string">
            <text:p>[0.37184542310687463, 0.5004973094210627, 0.5858998125978517, 0.7038409250253608]</text:p>
          </table:table-cell>
          <table:table-cell office:value-type="string" calcext:value-type="string">
            <text:p>[0.47605174155163393, 0.5012812789661257, 0.5782292257367141, 0.6846094315747714]</text:p>
          </table:table-cell>
          <table:table-cell office:value-type="string" calcext:value-type="string">
            <text:p>[0.33219136251409725, 0.5140142078902724, 0.6164986945771311, 0.7300286313201125]</text:p>
          </table:table-cell>
          <table:table-cell office:value-type="string" calcext:value-type="string">
            <text:p>[0.3242240048926072, 0.4973388314976328, 0.5741468078312427, 0.6671508357555275]</text:p>
          </table:table-cell>
          <table:table-cell office:value-type="string" calcext:value-type="string">
            <text:p>[0.3451682949769693, 0.49511108455144437, 0.5709656066927841, 0.667296980701377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37690063286997777, 0.4991558756069746, 0.5757402984142865, 0.671443674871744]</text:p>
          </table:table-cell>
          <table:table-cell office:value-type="string" calcext:value-type="string">
            <text:p>[0.37886352158811043, 0.5017922989161803, 0.5793274942343545, 0.6792918034214616]</text:p>
          </table:table-cell>
          <table:table-cell office:value-type="string" calcext:value-type="string">
            <text:p>[0.36285420083538733, 0.5057325003289871, 0.5914632652656111, 0.711366988550827]</text:p>
          </table:table-cell>
          <table:table-cell office:value-type="string" calcext:value-type="string">
            <text:p>[0.39461384207608535, 0.5188163206320217, 0.6158696451500215, 0.7231202674536641]</text:p>
          </table:table-cell>
          <table:table-cell office:value-type="string" calcext:value-type="string">
            <text:p>[0.45288484055092887, 0.5116841630863855, 0.5943232113215878, 0.6962886730712282]</text:p>
          </table:table-cell>
          <table:table-cell office:value-type="string" calcext:value-type="string">
            <text:p>[0.4899224239231081, 0.5039657837100985, 0.5721603284139027, 0.6671550536795715]</text:p>
          </table:table-cell>
          <table:table-cell office:value-type="string" calcext:value-type="string">
            <text:p>[0.35044402838354116, 0.498761227685482, 0.5799325668904323, 0.6857649367682878]</text:p>
          </table:table-cell>
          <table:table-cell office:value-type="string" calcext:value-type="string">
            <text:p>[0.475670988262445, 0.5046101733488584, 0.5824596307862625, 0.6876365811677235]</text:p>
          </table:table-cell>
          <table:table-cell office:value-type="string" calcext:value-type="string">
            <text:p>[0.2909321513695096, 0.4973849742505869, 0.5775946690251329, 0.6740604018420859]</text:p>
          </table:table-cell>
          <table:table-cell office:value-type="string" calcext:value-type="string">
            <text:p>[0.37516315768699243, 0.4996287449532727, 0.5770800524443821, 0.675090255136954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47557968937105527, 0.5028305832190499, 0.5758444077540219, 0.6714206940925318]</text:p>
          </table:table-cell>
          <table:table-cell office:value-type="string" calcext:value-type="string">
            <text:p>[0.4437425591671406, 0.5053275359000289, 0.5788240810589025, 0.6769681966952442]</text:p>
          </table:table-cell>
          <table:table-cell office:value-type="string" calcext:value-type="string">
            <text:p>[0.48026555267483423, 0.5042537802411083, 0.5753297295064156, 0.6756825480967806]</text:p>
          </table:table-cell>
          <table:table-cell office:value-type="string" calcext:value-type="string">
            <text:p>[0.48935472256955154, 0.5039940644614962, 0.5753866401129615, 0.6721182290590917]</text:p>
          </table:table-cell>
          <table:table-cell office:value-type="string" calcext:value-type="string">
            <text:p>[0.3599905122653688, 0.5004305869311404, 0.5818824500263909, 0.676989210369661]</text:p>
          </table:table-cell>
          <table:table-cell office:value-type="string" calcext:value-type="string">
            <text:p>[0.4753709682790024, 0.5061734316166346, 0.5815352833539685, 0.6901610224567891]</text:p>
          </table:table-cell>
          <table:table-cell office:value-type="string" calcext:value-type="string">
            <text:p>[0.3712403101843804, 0.5002103001388964, 0.5751405897620133, 0.669970023343054]</text:p>
          </table:table-cell>
          <table:table-cell office:value-type="string" calcext:value-type="string">
            <text:p>[0.49177228847265536, 0.5065735698479589, 0.5802267505571861, 0.6920759649368143]</text:p>
          </table:table-cell>
          <table:table-cell office:value-type="string" calcext:value-type="string">
            <text:p>[0.5022222500119243, 0.5035165735923063, 0.5729950238745846, 0.679810399878309]</text:p>
          </table:table-cell>
          <table:table-cell office:value-type="string" calcext:value-type="string">
            <text:p>[0.49177228847265536, 0.5065735698479589, 0.5802267505571861, 0.6920759649368143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5091345473600503, 0.5069141602261482, 0.5733880808791995, 0.668587010355153]</text:p>
          </table:table-cell>
          <table:table-cell office:value-type="string" calcext:value-type="string">
            <text:p>[0.5142908803650824, 0.5124207089202293, 0.5830215346189639, 0.6763683386760839]</text:p>
          </table:table-cell>
          <table:table-cell office:value-type="string" calcext:value-type="string">
            <text:p>[0.5091345473600503, 0.5069141602261482, 0.5733880808791995, 0.668587010355153]</text:p>
          </table:table-cell>
          <table:table-cell table:number-columns-repeated="2" office:value-type="string" calcext:value-type="string">
            <text:p>[0.5317986831248733, 0.5101517096867807, 0.5720716787872694, 0.6679883128603591]</text:p>
          </table:table-cell>
          <table:table-cell office:value-type="string" calcext:value-type="string">
            <text:p>[0.5142908803650824, 0.5124207089202293, 0.5830215346189639, 0.6763683386760839]</text:p>
          </table:table-cell>
          <table:table-cell office:value-type="string" calcext:value-type="string">
            <text:p>[0.5107476869994211, 0.5089510759326947, 0.5805927359671765, 0.6732863157574032]</text:p>
          </table:table-cell>
          <table:table-cell office:value-type="string" calcext:value-type="string">
            <text:p>[0.5241641588678103, 0.5079189679004804, 0.5733400355937954, 0.6685097960853997]</text:p>
          </table:table-cell>
          <table:table-cell office:value-type="string" calcext:value-type="string">
            <text:p>[0.5142908803650824, 0.5124207089202293, 0.5830215346189639, 0.6763683386760839]</text:p>
          </table:table-cell>
          <table:table-cell office:value-type="string" calcext:value-type="string">
            <text:p>[0.46075619555031005, 0.5053761082544925, 0.5771383066705814, 0.6704744405200631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01']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dh07']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ap04']</text:p>
          </table:table-cell>
          <table:table-cell office:value-type="string" calcext:value-type="string">
            <text:p>['ap03']</text:p>
          </table:table-cell>
          <table:table-cell office:value-type="string" calcext:value-type="string">
            <text:p>['dh04']</text:p>
          </table:table-cell>
          <table:table-cell office:value-type="string" calcext:value-type="string">
            <text:p>['dh06']</text:p>
          </table:table-cell>
          <table:table-cell office:value-type="string" calcext:value-type="string">
            <text:p>['dh11']</text:p>
          </table:table-cell>
          <table:table-cell office:value-type="string" calcext:value-type="string">
            <text:p>['dh06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ap04', 'dh08']</text:p>
          </table:table-cell>
          <table:table-cell office:value-type="string" calcext:value-type="string">
            <text:p>['dh07', 'dh11']</text:p>
          </table:table-cell>
          <table:table-cell office:value-type="string" calcext:value-type="string">
            <text:p>['dh03', 'dh06']</text:p>
          </table:table-cell>
          <table:table-cell office:value-type="string" calcext:value-type="string">
            <text:p>['ap01', 'dh10']</text:p>
          </table:table-cell>
          <table:table-cell office:value-type="string" calcext:value-type="string">
            <text:p>['ap07', 'dh09']</text:p>
          </table:table-cell>
          <table:table-cell office:value-type="string" calcext:value-type="string">
            <text:p>['dh09', 'dh10']</text:p>
          </table:table-cell>
          <table:table-cell office:value-type="string" calcext:value-type="string">
            <text:p>['ap05', 'ap07']</text:p>
          </table:table-cell>
          <table:table-cell office:value-type="string" calcext:value-type="string">
            <text:p>['dh03', 'dh04']</text:p>
          </table:table-cell>
          <table:table-cell office:value-type="string" calcext:value-type="string">
            <text:p>['ap01', 'dh06']</text:p>
          </table:table-cell>
          <table:table-cell office:value-type="string" calcext:value-type="string">
            <text:p>['ap03', 'dh04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ap07', 'dh06', 'dh10']</text:p>
          </table:table-cell>
          <table:table-cell office:value-type="string" calcext:value-type="string">
            <text:p>['ap03', 'ap05', 'dh07']</text:p>
          </table:table-cell>
          <table:table-cell office:value-type="string" calcext:value-type="string">
            <text:p>['ap04', 'dh01', 'dh07']</text:p>
          </table:table-cell>
          <table:table-cell office:value-type="string" calcext:value-type="string">
            <text:p>['ap03', 'dh03', 'dh07']</text:p>
          </table:table-cell>
          <table:table-cell office:value-type="string" calcext:value-type="string">
            <text:p>['ap01', 'ap04', 'dh11']</text:p>
          </table:table-cell>
          <table:table-cell office:value-type="string" calcext:value-type="string">
            <text:p>['ap04', 'dh07', 'dh10']</text:p>
          </table:table-cell>
          <table:table-cell office:value-type="string" calcext:value-type="string">
            <text:p>['dh07', 'dh10', 'dh11']</text:p>
          </table:table-cell>
          <table:table-cell office:value-type="string" calcext:value-type="string">
            <text:p>['dh06', 'dh07', 'dh11']</text:p>
          </table:table-cell>
          <table:table-cell office:value-type="string" calcext:value-type="string">
            <text:p>['ap03', 'ap05', 'dh05']</text:p>
          </table:table-cell>
          <table:table-cell office:value-type="string" calcext:value-type="string">
            <text:p>['ap01', 'ap04', 'dh07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dh06', 'dh07', 'dh10', 'dh11']</text:p>
          </table:table-cell>
          <table:table-cell office:value-type="string" calcext:value-type="string">
            <text:p>['dh02', 'dh03', 'dh06', 'dh09']</text:p>
          </table:table-cell>
          <table:table-cell office:value-type="string" calcext:value-type="string">
            <text:p>['ap06', 'ap07', 'dh07', 'dh08']</text:p>
          </table:table-cell>
          <table:table-cell office:value-type="string" calcext:value-type="string">
            <text:p>['ap03', 'ap05', 'dh01', 'dh05']</text:p>
          </table:table-cell>
          <table:table-cell office:value-type="string" calcext:value-type="string">
            <text:p>['ap06', 'dh02', 'dh03', 'dh07']</text:p>
          </table:table-cell>
          <table:table-cell office:value-type="string" calcext:value-type="string">
            <text:p>['ap03', 'ap05', 'ap07', 'dh10']</text:p>
          </table:table-cell>
          <table:table-cell office:value-type="string" calcext:value-type="string">
            <text:p>['ap07', 'dh02', 'dh06', 'dh08']</text:p>
          </table:table-cell>
          <table:table-cell office:value-type="string" calcext:value-type="string">
            <text:p>['ap01', 'dh04', 'dh05', 'dh10']</text:p>
          </table:table-cell>
          <table:table-cell office:value-type="string" calcext:value-type="string">
            <text:p>['ap05', 'ap06', 'dh05', 'dh11']</text:p>
          </table:table-cell>
          <table:table-cell office:value-type="string" calcext:value-type="string">
            <text:p>['dh01', 'dh04', 'dh07', 'dh11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7', 'dh01', 'dh04', 'dh08', 'dh11']</text:p>
          </table:table-cell>
          <table:table-cell office:value-type="string" calcext:value-type="string">
            <text:p>['ap03', 'dh01', 'dh03', 'dh04', 'dh10']</text:p>
          </table:table-cell>
          <table:table-cell office:value-type="string" calcext:value-type="string">
            <text:p>['ap01', 'ap04', 'dh01', 'dh05', 'dh11']</text:p>
          </table:table-cell>
          <table:table-cell office:value-type="string" calcext:value-type="string">
            <text:p>['ap03', 'ap04', 'ap07', 'dh05', 'dh09']</text:p>
          </table:table-cell>
          <table:table-cell office:value-type="string" calcext:value-type="string">
            <text:p>['ap06', 'dh01', 'dh02', 'dh03', 'dh07']</text:p>
          </table:table-cell>
          <table:table-cell office:value-type="string" calcext:value-type="string">
            <text:p>['ap06', 'ap07', 'dh06', 'dh09', 'dh10']</text:p>
          </table:table-cell>
          <table:table-cell office:value-type="string" calcext:value-type="string">
            <text:p>['ap05', 'ap07', 'dh01', 'dh05', 'dh10']</text:p>
          </table:table-cell>
          <table:table-cell office:value-type="string" calcext:value-type="string">
            <text:p>['ap01', 'ap07', 'dh05', 'dh10', 'dh11']</text:p>
          </table:table-cell>
          <table:table-cell office:value-type="string" calcext:value-type="string">
            <text:p>['ap01', 'ap06', 'dh05', 'dh07', 'dh10']</text:p>
          </table:table-cell>
          <table:table-cell office:value-type="string" calcext:value-type="string">
            <text:p>['ap01', 'ap03', 'ap05', 'dh10', 'dh11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1', 'ap05', 'ap07', 'dh07', 'dh08', 'dh11']</text:p>
          </table:table-cell>
          <table:table-cell office:value-type="string" calcext:value-type="string">
            <text:p>['ap01', 'ap06', 'ap07', 'dh02', 'dh04', 'dh11']</text:p>
          </table:table-cell>
          <table:table-cell office:value-type="string" calcext:value-type="string">
            <text:p>['ap04', 'ap06', 'dh02', 'dh08', 'dh09', 'dh11']</text:p>
          </table:table-cell>
          <table:table-cell office:value-type="string" calcext:value-type="string">
            <text:p>['ap04', 'ap05', 'ap07', 'dh05', 'dh09', 'dh11']</text:p>
          </table:table-cell>
          <table:table-cell office:value-type="string" calcext:value-type="string">
            <text:p>['ap04', 'ap05', 'dh02', 'dh04', 'dh08', 'dh09']</text:p>
          </table:table-cell>
          <table:table-cell office:value-type="string" calcext:value-type="string">
            <text:p>['ap03', 'dh04', 'dh06', 'dh07', 'dh09', 'dh10']</text:p>
          </table:table-cell>
          <table:table-cell office:value-type="string" calcext:value-type="string">
            <text:p>['ap03', 'ap05', 'ap07', 'dh06', 'dh07', 'dh08']</text:p>
          </table:table-cell>
          <table:table-cell office:value-type="string" calcext:value-type="string">
            <text:p>['ap03', 'ap04', 'ap07', 'dh06', 'dh07', 'dh10']</text:p>
          </table:table-cell>
          <table:table-cell office:value-type="string" calcext:value-type="string">
            <text:p>['dh02', 'dh03', 'dh04', 'dh05', 'dh07', 'dh10']</text:p>
          </table:table-cell>
          <table:table-cell office:value-type="string" calcext:value-type="string">
            <text:p>['ap05', 'ap06', 'dh03', 'dh04', 'dh06', 'dh08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dh02', 'dh03', 'dh05', 'dh06', 'dh09', 'dh10', 'dh11']</text:p>
          </table:table-cell>
          <table:table-cell office:value-type="string" calcext:value-type="string">
            <text:p>['ap01', 'ap03', 'ap05', 'dh03', 'dh04', 'dh05', 'dh09']</text:p>
          </table:table-cell>
          <table:table-cell office:value-type="string" calcext:value-type="string">
            <text:p>['ap04', 'ap05', 'ap07', 'dh02', 'dh03', 'dh05', 'dh09']</text:p>
          </table:table-cell>
          <table:table-cell office:value-type="string" calcext:value-type="string">
            <text:p>['ap01', 'dh01', 'dh04', 'dh06', 'dh08', 'dh09', 'dh10']</text:p>
          </table:table-cell>
          <table:table-cell office:value-type="string" calcext:value-type="string">
            <text:p>['ap04', 'ap05', 'ap07', 'dh06', 'dh07', 'dh09', 'dh11']</text:p>
          </table:table-cell>
          <table:table-cell office:value-type="string" calcext:value-type="string">
            <text:p>['dh01', 'dh04', 'dh06', 'dh07', 'dh08', 'dh10', 'dh11']</text:p>
          </table:table-cell>
          <table:table-cell office:value-type="string" calcext:value-type="string">
            <text:p>['ap03', 'ap04', 'ap07', 'dh01', 'dh03', 'dh07', 'dh08']</text:p>
          </table:table-cell>
          <table:table-cell office:value-type="string" calcext:value-type="string">
            <text:p>['ap04', 'ap05', 'ap06', 'ap07', 'dh02', 'dh03', 'dh07']</text:p>
          </table:table-cell>
          <table:table-cell office:value-type="string" calcext:value-type="string">
            <text:p>['ap01', 'ap03', 'ap06', 'dh02', 'dh03', 'dh04', 'dh07']</text:p>
          </table:table-cell>
          <table:table-cell office:value-type="string" calcext:value-type="string">
            <text:p>['ap04', 'ap06', 'dh01', 'dh02', 'dh05', 'dh08', 'dh11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3', 'ap04', 'ap07', 'dh02', 'dh04', 'dh05', 'dh06', 'dh09']</text:p>
          </table:table-cell>
          <table:table-cell office:value-type="string" calcext:value-type="string">
            <text:p>['ap06', 'ap07', 'dh01', 'dh02', 'dh04', 'dh06', 'dh08', 'dh11']</text:p>
          </table:table-cell>
          <table:table-cell office:value-type="string" calcext:value-type="string">
            <text:p>['ap03', 'ap04', 'ap05', 'dh02', 'dh05', 'dh07', 'dh10', 'dh11']</text:p>
          </table:table-cell>
          <table:table-cell office:value-type="string" calcext:value-type="string">
            <text:p>['ap03', 'ap06', 'ap07', 'dh04', 'dh07', 'dh08', 'dh09', 'dh11']</text:p>
          </table:table-cell>
          <table:table-cell office:value-type="string" calcext:value-type="string">
            <text:p>['ap03', 'dh01', 'dh02', 'dh03', 'dh05', 'dh06', 'dh08', 'dh11']</text:p>
          </table:table-cell>
          <table:table-cell office:value-type="string" calcext:value-type="string">
            <text:p>['ap01', 'ap03', 'dh01', 'dh02', 'dh07', 'dh08', 'dh10', 'dh11']</text:p>
          </table:table-cell>
          <table:table-cell office:value-type="string" calcext:value-type="string">
            <text:p>['ap03', 'ap04', 'ap06', 'ap07', 'dh04', 'dh07', 'dh09', 'dh11']</text:p>
          </table:table-cell>
          <table:table-cell office:value-type="string" calcext:value-type="string">
            <text:p>['ap03', 'ap04', 'ap07', 'dh01', 'dh03', 'dh04', 'dh06', 'dh11']</text:p>
          </table:table-cell>
          <table:table-cell office:value-type="string" calcext:value-type="string">
            <text:p>['ap01', 'ap06', 'ap07', 'dh02', 'dh03', 'dh05', 'dh06', 'dh08']</text:p>
          </table:table-cell>
          <table:table-cell office:value-type="string" calcext:value-type="string">
            <text:p>['ap01', 'ap05', 'ap06', 'dh01', 'dh03', 'dh05', 'dh07', 'dh09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ap05', 'ap07', 'dh01', 'dh03', 'dh04', 'dh05', 'dh09', 'dh11']</text:p>
          </table:table-cell>
          <table:table-cell office:value-type="string" calcext:value-type="string">
            <text:p>['ap01', 'ap03', 'dh01', 'dh03', 'dh04', 'dh06', 'dh08', 'dh09', 'dh11']</text:p>
          </table:table-cell>
          <table:table-cell office:value-type="string" calcext:value-type="string">
            <text:p>['ap01', 'ap06', 'ap07', 'dh02', 'dh04', 'dh05', 'dh07', 'dh09', 'dh11']</text:p>
          </table:table-cell>
          <table:table-cell office:value-type="string" calcext:value-type="string">
            <text:p>['ap04', 'ap06', 'ap07', 'dh03', 'dh07', 'dh08', 'dh09', 'dh10', 'dh11']</text:p>
          </table:table-cell>
          <table:table-cell office:value-type="string" calcext:value-type="string">
            <text:p>['ap01', 'ap04', 'ap06', 'dh05', 'dh06', 'dh07', 'dh08', 'dh10', 'dh11']</text:p>
          </table:table-cell>
          <table:table-cell office:value-type="string" calcext:value-type="string">
            <text:p>['ap01', 'ap07', 'dh01', 'dh02', 'dh03', 'dh05', 'dh07', 'dh09', 'dh10']</text:p>
          </table:table-cell>
          <table:table-cell office:value-type="string" calcext:value-type="string">
            <text:p>['ap01', 'ap03', 'ap04', 'ap05', 'ap06', 'ap07', 'dh04', 'dh09', 'dh11']</text:p>
          </table:table-cell>
          <table:table-cell office:value-type="string" calcext:value-type="string">
            <text:p>['ap01', 'ap03', 'ap05', 'dh01', 'dh02', 'dh08', 'dh09', 'dh10', 'dh11']</text:p>
          </table:table-cell>
          <table:table-cell office:value-type="string" calcext:value-type="string">
            <text:p>['ap01', 'ap04', 'ap05', 'ap06', 'dh03', 'dh06', 'dh08', 'dh10', 'dh11']</text:p>
          </table:table-cell>
          <table:table-cell office:value-type="string" calcext:value-type="string">
            <text:p>['ap01', 'ap03', 'ap04', 'ap06', 'dh01', 'dh02', 'dh04', 'dh05', 'dh09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1', 'ap04', 'ap05', 'ap06', 'ap07', 'dh06', 'dh07', 'dh08', 'dh09', 'dh11']</text:p>
          </table:table-cell>
          <table:table-cell office:value-type="string" calcext:value-type="string">
            <text:p>['ap06', 'ap07', 'dh01', 'dh02', 'dh03', 'dh04', 'dh05', 'dh07', 'dh10', 'dh11']</text:p>
          </table:table-cell>
          <table:table-cell office:value-type="string" calcext:value-type="string">
            <text:p>['ap01', 'ap03', 'ap04', 'ap06', 'dh01', 'dh02', 'dh05', 'dh08', 'dh09', 'dh11']</text:p>
          </table:table-cell>
          <table:table-cell office:value-type="string" calcext:value-type="string">
            <text:p>['ap01', 'ap03', 'ap05', 'ap06', 'dh01', 'dh02', 'dh07', 'dh08', 'dh10', 'dh11']</text:p>
          </table:table-cell>
          <table:table-cell office:value-type="string" calcext:value-type="string">
            <text:p>['ap03', 'ap05', 'ap06', 'ap07', 'dh01', 'dh05', 'dh07', 'dh09', 'dh10', 'dh11']</text:p>
          </table:table-cell>
          <table:table-cell office:value-type="string" calcext:value-type="string">
            <text:p>['ap03', 'ap04', 'ap05', 'dh01', 'dh02', 'dh03', 'dh06', 'dh08', 'dh09', 'dh10']</text:p>
          </table:table-cell>
          <table:table-cell office:value-type="string" calcext:value-type="string">
            <text:p>['ap01', 'ap03', 'ap06', 'dh01', 'dh02', 'dh03', 'dh04', 'dh07', 'dh08', 'dh11']</text:p>
          </table:table-cell>
          <table:table-cell office:value-type="string" calcext:value-type="string">
            <text:p>['ap04', 'ap05', 'ap06', 'ap07', 'dh02', 'dh03', 'dh04', 'dh06', 'dh07', 'dh08']</text:p>
          </table:table-cell>
          <table:table-cell office:value-type="string" calcext:value-type="string">
            <text:p>['ap03', 'ap04', 'ap07', 'dh01', 'dh05', 'dh07', 'dh08', 'dh09', 'dh10', 'dh11']</text:p>
          </table:table-cell>
          <table:table-cell office:value-type="string" calcext:value-type="string">
            <text:p>['ap01', 'ap04', 'ap05', 'dh02', 'dh03', 'dh04', 'dh05', 'dh06', 'dh09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4', 'ap05', 'ap06', 'ap07', 'dh01', 'dh02', 'dh04', 'dh05', 'dh06', 'dh08', 'dh09']</text:p>
          </table:table-cell>
          <table:table-cell office:value-type="string" calcext:value-type="string">
            <text:p>['ap04', 'ap06', 'dh02', 'dh03', 'dh04', 'dh05', 'dh06', 'dh07', 'dh08', 'dh10', 'dh11']</text:p>
          </table:table-cell>
          <table:table-cell office:value-type="string" calcext:value-type="string">
            <text:p>['ap03', 'ap04', 'ap06', 'ap07', 'dh01', 'dh02', 'dh03', 'dh05', 'dh06', 'dh08', 'dh09']</text:p>
          </table:table-cell>
          <table:table-cell office:value-type="string" calcext:value-type="string">
            <text:p>['ap01', 'ap03', 'ap06', 'ap07', 'dh01', 'dh03', 'dh04', 'dh06', 'dh07', 'dh08', 'dh09']</text:p>
          </table:table-cell>
          <table:table-cell office:value-type="string" calcext:value-type="string">
            <text:p>['ap01', 'ap03', 'ap05', 'ap06', 'dh01', 'dh02', 'dh03', 'dh04', 'dh05', 'dh08', 'dh11']</text:p>
          </table:table-cell>
          <table:table-cell office:value-type="string" calcext:value-type="string">
            <text:p>['ap01', 'ap04', 'ap05', 'dh01', 'dh02', 'dh04', 'dh06', 'dh07', 'dh08', 'dh09', 'dh10']</text:p>
          </table:table-cell>
          <table:table-cell office:value-type="string" calcext:value-type="string">
            <text:p>['ap03', 'ap05', 'ap06', 'ap07', 'dh03', 'dh04', 'dh05', 'dh06', 'dh08', 'dh09', 'dh10']</text:p>
          </table:table-cell>
          <table:table-cell office:value-type="string" calcext:value-type="string">
            <text:p>['ap05', 'ap06', 'ap07', 'dh01', 'dh02', 'dh03', 'dh05', 'dh07', 'dh08', 'dh10', 'dh11']</text:p>
          </table:table-cell>
          <table:table-cell office:value-type="string" calcext:value-type="string">
            <text:p>['ap01', 'ap03', 'ap06', 'ap07', 'dh01', 'dh02', 'dh03', 'dh04', 'dh05', 'dh06', 'dh07']</text:p>
          </table:table-cell>
          <table:table-cell office:value-type="string" calcext:value-type="string">
            <text:p>['ap01', 'ap03', 'ap04', 'ap05', 'ap06', 'ap07', 'dh02', 'dh03', 'dh04', 'dh07', 'dh08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3', 'ap05', 'ap06', 'ap07', 'dh01', 'dh02', 'dh04', 'dh07', 'dh08', 'dh09', 'dh11']</text:p>
          </table:table-cell>
          <table:table-cell office:value-type="string" calcext:value-type="string">
            <text:p>['ap04', 'ap05', 'ap06', 'ap07', 'dh03', 'dh04', 'dh05', 'dh06', 'dh07', 'dh08', 'dh09', 'dh11']</text:p>
          </table:table-cell>
          <table:table-cell office:value-type="string" calcext:value-type="string">
            <text:p>['ap01', 'ap04', 'ap05', 'ap06', 'ap07', 'dh02', 'dh04', 'dh05', 'dh06', 'dh08', 'dh09', 'dh10']</text:p>
          </table:table-cell>
          <table:table-cell office:value-type="string" calcext:value-type="string">
            <text:p>['ap01', 'ap04', 'ap06', 'ap07', 'dh02', 'dh03', 'dh04', 'dh05', 'dh06', 'dh07', 'dh10', 'dh11']</text:p>
          </table:table-cell>
          <table:table-cell office:value-type="string" calcext:value-type="string">
            <text:p>['ap04', 'ap05', 'ap07', 'dh01', 'dh02', 'dh03', 'dh05', 'dh06', 'dh07', 'dh08', 'dh09', 'dh11']</text:p>
          </table:table-cell>
          <table:table-cell office:value-type="string" calcext:value-type="string">
            <text:p>['ap01', 'ap04', 'ap05', 'ap06', 'ap07', 'dh01', 'dh02', 'dh03', 'dh04', 'dh05', 'dh07', 'dh09']</text:p>
          </table:table-cell>
          <table:table-cell office:value-type="string" calcext:value-type="string">
            <text:p>['ap01', 'ap04', 'ap07', 'dh01', 'dh02', 'dh03', 'dh04', 'dh06', 'dh07', 'dh08', 'dh09', 'dh11']</text:p>
          </table:table-cell>
          <table:table-cell office:value-type="string" calcext:value-type="string">
            <text:p>['ap01', 'ap03', 'ap04', 'ap06', 'dh02', 'dh04', 'dh05', 'dh06', 'dh07', 'dh08', 'dh09', 'dh10']</text:p>
          </table:table-cell>
          <table:table-cell office:value-type="string" calcext:value-type="string">
            <text:p>['ap01', 'ap03', 'ap05', 'ap06', 'dh02', 'dh03', 'dh04', 'dh05', 'dh07', 'dh08', 'dh09', 'dh10']</text:p>
          </table:table-cell>
          <table:table-cell office:value-type="string" calcext:value-type="string">
            <text:p>['ap01', 'ap05', 'dh01', 'dh02', 'dh03', 'dh04', 'dh05', 'dh06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3', 'ap04', 'ap05', 'ap07', 'dh01', 'dh02', 'dh03', 'dh04', 'dh05', 'dh06', 'dh08', 'dh11']</text:p>
          </table:table-cell>
          <table:table-cell office:value-type="string" calcext:value-type="string">
            <text:p>['ap01', 'ap04', 'ap05', 'ap06', 'dh02', 'dh03', 'dh04', 'dh05', 'dh06', 'dh07', 'dh09', 'dh10', 'dh11']</text:p>
          </table:table-cell>
          <table:table-cell office:value-type="string" calcext:value-type="string">
            <text:p>['ap01', 'ap03', 'ap04', 'ap06', 'ap07', 'dh01', 'dh03', 'dh05', 'dh06', 'dh07', 'dh08', 'dh09', 'dh10']</text:p>
          </table:table-cell>
          <table:table-cell office:value-type="string" calcext:value-type="string">
            <text:p>['ap01', 'ap03', 'ap04', 'ap05', 'dh01', 'dh02', 'dh03', 'dh05', 'dh07', 'dh08', 'dh09', 'dh10', 'dh11']</text:p>
          </table:table-cell>
          <table:table-cell office:value-type="string" calcext:value-type="string">
            <text:p>['ap01', 'ap03', 'ap04', 'ap05', 'dh01', 'dh02', 'dh04', 'dh05', 'dh06', 'dh07', 'dh08', 'dh09', 'dh11']</text:p>
          </table:table-cell>
          <table:table-cell office:value-type="string" calcext:value-type="string">
            <text:p>['ap01', 'ap03', 'ap04', 'ap05', 'ap07', 'dh02', 'dh03', 'dh05', 'dh06', 'dh07', 'dh09', 'dh10', 'dh11']</text:p>
          </table:table-cell>
          <table:table-cell office:value-type="string" calcext:value-type="string">
            <text:p>['ap01', 'ap03', 'ap04', 'ap05', 'ap06', 'ap07', 'dh01', 'dh02', 'dh04', 'dh05', 'dh06', 'dh10', 'dh11']</text:p>
          </table:table-cell>
          <table:table-cell office:value-type="string" calcext:value-type="string">
            <text:p>['ap01', 'ap03', 'ap05', 'ap06', 'ap07', 'dh02', 'dh03', 'dh05', 'dh06', 'dh07', 'dh08', 'dh10', 'dh11']</text:p>
          </table:table-cell>
          <table:table-cell office:value-type="string" calcext:value-type="string">
            <text:p>['ap01', 'ap03', 'ap05', 'ap06', 'ap07', 'dh01', 'dh03', 'dh04', 'dh06', 'dh08', 'dh09', 'dh10', 'dh11']</text:p>
          </table:table-cell>
          <table:table-cell office:value-type="string" calcext:value-type="string">
            <text:p>['ap01', 'ap03', 'ap04', 'ap05', 'ap06', 'dh03', 'dh04', 'dh05', 'dh06', 'dh07', 'dh08', 'dh09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4', 'ap05', 'ap07', 'dh01', 'dh02', 'dh04', 'dh05', 'dh06', 'dh07', 'dh08', 'dh09', 'dh10']</text:p>
          </table:table-cell>
          <table:table-cell office:value-type="string" calcext:value-type="string">
            <text:p>['ap03', 'ap04', 'ap06', 'ap07', 'dh01', 'dh03', 'dh04', 'dh05', 'dh06', 'dh07', 'dh08', 'dh09', 'dh10', 'dh11']</text:p>
          </table:table-cell>
          <table:table-cell office:value-type="string" calcext:value-type="string">
            <text:p>['ap03', 'ap04', 'ap05', 'ap07', 'dh01', 'dh02', 'dh03', 'dh04', 'dh06', 'dh07', 'dh08', 'dh09', 'dh10', 'dh11']</text:p>
          </table:table-cell>
          <table:table-cell office:value-type="string" calcext:value-type="string">
            <text:p>['ap01', 'ap03', 'ap04', 'ap06', 'ap07', 'dh01', 'dh03', 'dh04', 'dh05', 'dh06', 'dh07', 'dh09', 'dh10', 'dh11']</text:p>
          </table:table-cell>
          <table:table-cell office:value-type="string" calcext:value-type="string">
            <text:p>['ap03', 'ap04', 'ap05', 'ap06', 'ap07', 'dh01', 'dh02', 'dh04', 'dh05', 'dh06', 'dh07', 'dh08', 'dh09', 'dh11']</text:p>
          </table:table-cell>
          <table:table-cell office:value-type="string" calcext:value-type="string">
            <text:p>['ap01', 'ap03', 'ap04', 'ap05', 'ap06', 'ap07', 'dh02', 'dh03', 'dh05', 'dh06', 'dh08', 'dh09', 'dh10', 'dh11']</text:p>
          </table:table-cell>
          <table:table-cell office:value-type="string" calcext:value-type="string">
            <text:p>['ap01', 'ap03', 'ap04', 'ap05', 'ap06', 'dh01', 'dh02', 'dh03', 'dh04', 'dh05', 'dh06', 'dh07', 'dh08', 'dh11']</text:p>
          </table:table-cell>
          <table:table-cell office:value-type="string" calcext:value-type="string">
            <text:p>['ap01', 'ap03', 'ap04', 'ap05', 'ap06', 'ap07', 'dh01', 'dh02', 'dh04', 'dh05', 'dh06', 'dh07', 'dh10', 'dh11']</text:p>
          </table:table-cell>
          <table:table-cell office:value-type="string" calcext:value-type="string">
            <text:p>['ap01', 'ap03', 'ap05', 'ap06', 'dh01', 'dh02', 'dh03', 'dh04', 'dh05', 'dh06', 'dh07', 'dh08', 'dh09', 'dh11']</text:p>
          </table:table-cell>
          <table:table-cell office:value-type="string" calcext:value-type="string">
            <text:p>['ap01', 'ap03', 'ap04', 'ap05', 'ap06', 'dh01', 'dh02', 'dh03', 'dh04', 'dh05', 'dh07', 'dh08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5', 'ap06', 'ap07', 'dh02', 'dh04', 'dh05', 'dh06', 'dh07', 'dh08', 'dh09', 'dh10', 'dh11']</text:p>
          </table:table-cell>
          <table:table-cell office:value-type="string" calcext:value-type="string">
            <text:p>['ap03', 'ap04', 'ap05', 'ap06', 'ap07', 'dh01', 'dh02', 'dh03', 'dh04', 'dh05', 'dh06', 'dh07', 'dh08', 'dh09', 'dh10']</text:p>
          </table:table-cell>
          <table:table-cell office:value-type="string" calcext:value-type="string">
            <text:p>['ap01', 'ap03', 'ap04', 'ap05', 'ap06', 'ap07', 'dh02', 'dh03', 'dh04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11']</text:p>
          </table:table-cell>
          <table:table-cell office:value-type="string" calcext:value-type="string">
            <text:p>['ap01', 'ap03', 'ap04', 'ap05', 'ap07', 'dh01', 'dh02', 'dh03', 'dh04', 'dh05', 'dh06', 'dh07', 'dh08', 'dh09', 'dh10']</text:p>
          </table:table-cell>
          <table:table-cell office:value-type="string" calcext:value-type="string">
            <text:p>['ap01', 'ap03', 'ap04', 'ap05', 'ap06', 'ap07', 'dh01', 'dh02', 'dh03', 'dh04', 'dh05', 'dh06', 'dh07', 'dh08', 'dh10']</text:p>
          </table:table-cell>
          <table:table-cell office:value-type="string" calcext:value-type="string">
            <text:p>['ap01', 'ap03', 'ap04', 'ap05', 'ap07', 'dh01', 'dh03', 'dh04', 'dh05', 'dh06', 'dh07', 'dh08', 'dh09', 'dh10', 'dh11']</text:p>
          </table:table-cell>
          <table:table-cell office:value-type="string" calcext:value-type="string">
            <text:p>['ap01', 'ap03', 'ap04', 'ap05', 'ap06', 'ap07', 'dh02', 'dh03', 'dh04', 'dh05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10', 'dh11']</text:p>
          </table:table-cell>
          <table:table-cell office:value-type="string" calcext:value-type="string">
            <text:p>['ap01', 'ap03', 'ap04', 'ap05', 'ap06', 'ap07', 'dh02', 'dh03', 'dh04', 'dh05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5', 'ap06', 'ap07', 'dh01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7', 'dh08', 'dh09', 'dh10', 'dh11']</text:p>
          </table:table-cell>
          <table:table-cell office:value-type="string" calcext:value-type="string">
            <text:p>['ap01', 'ap03', 'ap04', 'ap05', 'ap06', 'ap07', 'dh01', 'dh03', 'dh04', 'dh05', 'dh06', 'dh07', 'dh08', 'dh09', 'dh10', 'dh11']</text:p>
          </table:table-cell>
          <table:table-cell table:number-columns-repeated="2" office:value-type="string" calcext:value-type="string">
            <text:p>['ap01', 'ap03', 'ap04', 'ap05', 'ap06', 'ap07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9', 'dh10', 'dh11']</text:p>
          </table:table-cell>
          <table:table-cell office:value-type="string" calcext:value-type="string">
            <text:p>['ap01', 'ap03', 'ap04', 'ap05', 'ap06', 'ap07', 'dh01', 'dh02', 'dh03', 'dh04', 'dh05', 'dh06', 'dh08', 'dh09', 'dh10', 'dh11']</text:p>
          </table:table-cell>
          <table:table-cell office:value-type="string" calcext:value-type="string">
            <text:p>['ap01', 'ap03', 'ap04', 'ap05', 'ap06', 'ap07', 'dh01', 'dh02', 'dh03', 'dh04', 'dh05', 'dh07', 'dh08', 'dh09', 'dh10', 'dh11']</text:p>
          </table:table-cell>
          <table:table-cell office:value-type="string" calcext:value-type="string">
            <text:p>['ap03', 'ap04', 'ap05', 'ap06', 'ap07', 'dh01', 'dh02', 'dh03', 'dh04', 'dh05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